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875in" fo:margin-left="0.1222in" table:align="left" style:writing-mode="lr-tb"/>
    </style:style>
    <style:style style:name="Table1.A" style:family="table-column">
      <style:table-column-properties style:column-width="1.0056in"/>
    </style:style>
    <style:style style:name="Table1.B" style:family="table-column">
      <style:table-column-properties style:column-width="5.0819in"/>
    </style:style>
    <style:style style:name="Table1.1" style:family="table-row">
      <style:table-row-properties style:keep-together="true" fo:keep-together="auto"/>
    </style:style>
    <style:style style:name="Table1.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1.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688in" fo:padding-right="0.0688in" fo:padding-top="0in" fo:padding-bottom="0in" fo:border="0.0069in solid #000000" style:writing-mode="lr-tb"/>
    </style:style>
    <style:style style:name="Table2" style:family="table">
      <style:table-properties style:width="2.5208in" fo:margin-left="0.2479in" table:align="left" style:writing-mode="lr-tb"/>
    </style:style>
    <style:style style:name="Table2.A" style:family="table-column">
      <style:table-column-properties style:column-width="0.7542in"/>
    </style:style>
    <style:style style:name="Table2.B" style:family="table-column">
      <style:table-column-properties style:column-width="1.7667in"/>
    </style:style>
    <style:style style:name="Table2.1" style:family="table-row">
      <style:table-row-properties style:keep-together="true" fo:keep-together="auto"/>
    </style:style>
    <style:style style:name="Table2.A1" style:family="table-cell">
      <style:table-cell-properties style:vertical-align="middle"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middle" fo:background-color="#e6e6e6" fo:padding-left="0.0688in" fo:padding-right="0.0688in" fo:padding-top="0in" fo:padding-bottom="0in" fo:border="0.0069in solid #000000" style:writing-mode="lr-tb">
        <style:background-image/>
      </style:table-cell-properties>
    </style:style>
    <style:style style:name="Table2.A2" style:family="table-cell">
      <style:table-cell-properties style:vertical-align="middle" fo:padding-left="0.0688in" fo:padding-right="0.0688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middle" fo:padding-left="0.0688in" fo:padding-right="0.0688in" fo:padding-top="0in" fo:padding-bottom="0in" fo:border="0.0069in solid #000000" style:writing-mode="lr-tb"/>
    </style:style>
    <style:style style:name="Table3" style:family="table">
      <style:table-properties style:width="2.5208in" fo:margin-left="0.2479in" table:align="left" style:writing-mode="lr-tb"/>
    </style:style>
    <style:style style:name="Table3.A" style:family="table-column">
      <style:table-column-properties style:column-width="0.7542in"/>
    </style:style>
    <style:style style:name="Table3.B" style:family="table-column">
      <style:table-column-properties style:column-width="1.7667in"/>
    </style:style>
    <style:style style:name="Table3.1" style:family="table-row">
      <style:table-row-properties style:keep-together="true" fo:keep-together="auto"/>
    </style:style>
    <style:style style:name="Table3.A1" style:family="table-cell">
      <style:table-cell-properties style:vertical-align="middle"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middle" fo:background-color="#e6e6e6" fo:padding-left="0.0688in" fo:padding-right="0.0688in" fo:padding-top="0in" fo:padding-bottom="0in" fo:border="0.0069in solid #000000" style:writing-mode="lr-tb">
        <style:background-image/>
      </style:table-cell-properties>
    </style:style>
    <style:style style:name="Table3.A2" style:family="table-cell">
      <style:table-cell-properties style:vertical-align="middle" fo:padding-left="0.0688in" fo:padding-right="0.0688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middle" fo:padding-left="0.0688in" fo:padding-right="0.0688in" fo:padding-top="0in" fo:padding-bottom="0in" fo:border="0.0069in solid #000000" style:writing-mode="lr-tb"/>
    </style:style>
    <style:style style:name="Table4" style:family="table">
      <style:table-properties style:width="4.7132in" fo:margin-left="0.2514in" table:align="left" style:writing-mode="lr-tb"/>
    </style:style>
    <style:style style:name="Table4.A" style:family="table-column">
      <style:table-column-properties style:column-width="1.534in"/>
    </style:style>
    <style:style style:name="Table4.B" style:family="table-column">
      <style:table-column-properties style:column-width="1.5451in"/>
    </style:style>
    <style:style style:name="Table4.C" style:family="table-column">
      <style:table-column-properties style:column-width="1.634in"/>
    </style:style>
    <style:style style:name="Table4.1" style:family="table-row">
      <style:table-row-properties style:keep-together="true" fo:keep-together="auto"/>
    </style:style>
    <style:style style:name="Table4.A1" style:family="table-cell">
      <style:table-cell-properties style:vertical-align="top" fo:padding-left="0.0688in" fo:padding-right="0.0688in" fo:padding-top="0in" fo:padding-bottom="0in" fo:border="none" style:writing-mode="lr-tb"/>
    </style:style>
    <style:style style:name="Table4.14" style:family="table-row">
      <style:table-row-properties style:min-row-height="0.041in" style:keep-together="true" fo:keep-together="auto"/>
    </style:style>
    <style:style style:name="Table5" style:family="table">
      <style:table-properties style:width="3.6521in" fo:margin-left="0.3736in" table:align="left" style:writing-mode="lr-tb"/>
    </style:style>
    <style:style style:name="Table5.A" style:family="table-column">
      <style:table-column-properties style:column-width="1.7597in"/>
    </style:style>
    <style:style style:name="Table5.B" style:family="table-column">
      <style:table-column-properties style:column-width="1.8924in"/>
    </style:style>
    <style:style style:name="Table5.1" style:family="table-row">
      <style:table-row-properties style:keep-together="true" fo:keep-together="auto"/>
    </style:style>
    <style:style style:name="Table5.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5.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5.B2" style:family="table-cell">
      <style:table-cell-properties style:vertical-align="top" fo:padding-left="0.0688in" fo:padding-right="0.0688in" fo:padding-top="0in" fo:padding-bottom="0in" fo:border="0.0069in solid #000000" style:writing-mode="lr-tb"/>
    </style:style>
    <style:style style:name="Table6" style:family="table">
      <style:table-properties style:width="5.2792in" fo:margin-left="0.3771in" table:align="left" style:writing-mode="lr-tb"/>
    </style:style>
    <style:style style:name="Table6.A" style:family="table-column">
      <style:table-column-properties style:column-width="2.6396in"/>
    </style:style>
    <style:style style:name="Table6.1" style:family="table-row">
      <style:table-row-properties style:keep-together="true" fo:keep-together="auto"/>
    </style:style>
    <style:style style:name="Table6.A1" style:family="table-cell">
      <style:table-cell-properties style:vertical-align="top" fo:padding-left="0.0688in" fo:padding-right="0.0688in" fo:padding-top="0in" fo:padding-bottom="0in" fo:border="none" style:writing-mode="lr-tb"/>
    </style:style>
    <style:style style:name="Table7" style:family="table">
      <style:table-properties style:width="5.1535in" fo:margin-left="0.3771in" table:align="left" style:writing-mode="lr-tb"/>
    </style:style>
    <style:style style:name="Table7.A" style:family="table-column">
      <style:table-column-properties style:column-width="2.6396in"/>
    </style:style>
    <style:style style:name="Table7.B" style:family="table-column">
      <style:table-column-properties style:column-width="2.5139in"/>
    </style:style>
    <style:style style:name="Table7.1" style:family="table-row">
      <style:table-row-properties style:keep-together="true" fo:keep-together="auto"/>
    </style:style>
    <style:style style:name="Table7.A1" style:family="table-cell">
      <style:table-cell-properties style:vertical-align="top" fo:padding-left="0.0688in" fo:padding-right="0.0688in" fo:padding-top="0in" fo:padding-bottom="0in" fo:border="none" style:writing-mode="lr-tb"/>
    </style:style>
    <style:style style:name="P1" style:family="paragraph" style:parent-style-name="Contents_20_2">
      <style:paragraph-properties>
        <style:tab-stops>
          <style:tab-stop style:position="6.1374in" style:type="right" style:leader-style="dotted" style:leader-text="."/>
        </style:tab-stops>
      </style:paragraph-properties>
    </style:style>
    <style:style style:name="P2" style:family="paragraph" style:parent-style-name="Contents_20_1">
      <style:paragraph-properties>
        <style:tab-stops>
          <style:tab-stop style:position="6.1307in" style:type="right" style:leader-style="dotted" style:leader-text="."/>
        </style:tab-stops>
      </style:paragraph-properties>
    </style:style>
    <style:style style:name="P3" style:family="paragraph" style:parent-style-name="Contents_20_1">
      <style:paragraph-properties>
        <style:tab-stops>
          <style:tab-stop style:position="6.1374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1" style:master-page-name="Convert_20_1">
      <style:paragraph-properties style:page-number="auto"/>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style>
    <style:style style:name="P8" style:family="paragraph" style:parent-style-name="Standard">
      <style:text-properties style:letter-kerning="true"/>
    </style:style>
    <style:style style:name="P9" style:family="paragraph" style:parent-style-name="Standard">
      <style:paragraph-properties fo:text-align="start" style:justify-single-word="false" style:text-autospace="none"/>
      <style:text-properties style:letter-kerning="true"/>
    </style:style>
    <style:style style:name="P10" style:family="paragraph" style:parent-style-name="Standard">
      <style:text-properties fo:color="#ffffff"/>
    </style:style>
    <style:style style:name="P11" style:family="paragraph" style:parent-style-name="Standard">
      <style:paragraph-properties style:snap-to-layout-grid="false"/>
      <style:text-properties style:font-name="Lucida Sans Unicode" style:font-name-complex="Lucida Sans Unicode"/>
    </style:style>
    <style:style style:name="P12" style:family="paragraph" style:parent-style-name="Standard">
      <style:paragraph-properties fo:break-before="page"/>
      <style:text-properties style:font-name="Lucida Sans Unicode" fo:font-size="16pt" style:font-size-asian="16pt" style:font-name-complex="Lucida Sans Unicode"/>
    </style:style>
    <style:style style:name="P13" style:family="paragraph" style:parent-style-name="Standard" style:master-page-name="Standard">
      <style:paragraph-properties style:page-number="auto"/>
    </style:style>
    <style:style style:name="P14" style:family="paragraph" style:parent-style-name="Footer">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style:letter-kerning="true"/>
    </style:style>
    <style:style style:name="P17" style:family="paragraph" style:parent-style-name="プログラム">
      <style:text-properties style:font-name="Times New Roman" fo:font-size="10pt" style:font-size-asian="10pt"/>
    </style:style>
    <style:style style:name="P18" style:family="paragraph" style:parent-style-name="プログラム">
      <style:paragraph-properties fo:margin-left="0.1256in" fo:margin-right="0in" fo:text-indent="0.452in" style:auto-text-indent="false"/>
    </style:style>
    <style:style style:name="P19" style:family="paragraph" style:parent-style-name="プログラム">
      <style:paragraph-properties fo:margin-left="0in" fo:margin-right="0in" fo:text-indent="0in" style:auto-text-indent="false"/>
    </style:style>
    <style:style style:name="P20" style:family="paragraph" style:parent-style-name="プログラム">
      <style:paragraph-properties fo:margin-left="0.1256in" fo:margin-right="0in" fo:text-indent="0.1965in" style:auto-text-indent="false"/>
    </style:style>
    <style:style style:name="P21" style:family="paragraph" style:parent-style-name="プログラム">
      <style:paragraph-properties fo:margin-left="0.1256in" fo:margin-right="0in" fo:text-indent="0.2945in" style:auto-text-indent="false"/>
    </style:style>
    <style:style style:name="T1" style:family="text">
      <style:text-properties style:font-name="Lucida Sans Unicode" fo:font-size="20pt" style:font-size-asian="20pt" style:font-name-complex="Lucida Sans Unicode"/>
    </style:style>
    <style:style style:name="T2" style:family="text">
      <style:text-properties style:font-name="Lucida Sans Unicode" style:font-name-complex="Lucida Sans Unicode"/>
    </style:style>
    <style:style style:name="T3" style:family="text">
      <style:text-properties fo:font-size="10pt" fo:language="none" fo:country="none" style:font-size-asian="10pt" style:language-asian="none" style:country-asian="none"/>
    </style:style>
    <style:style style:name="T4" style:family="text">
      <style:text-properties style:font-name="Lucida Console" fo:font-size="8pt" style:font-name-asian="ＭＳ 明朝" style:font-size-asian="8pt" style:font-name-complex="Times New Roman"/>
    </style:style>
    <style:style style:name="T5" style:family="text">
      <style:text-properties style:letter-kerning="true"/>
    </style:style>
    <style:style style:name="T6" style:family="text">
      <style:text-properties fo:color="#000000" style:letter-kerning="true"/>
    </style:style>
    <style:style style:name="T7" style:family="text">
      <style:text-properties fo:color="#ffffff" style:font-name="ＭＳ 明朝" fo:font-size="12pt" style:font-size-asian="12pt" style:font-size-complex="12pt"/>
    </style:style>
    <style:style style:name="T8" style:family="text">
      <style:text-properties style:text-position="super 58%" style:font-name="Lucida Sans Unicode" style:font-name-complex="Lucida Sans Unicode"/>
    </style:style>
    <style:style style:name="T9"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6043in" draw:visible-area-height="2.7496in"/>
    </style:style>
    <style:style style:name="fr2"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top="0in" draw:visible-area-width="2.2807in" draw:visible-area-height="1.562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4689in" draw:visible-area-height="1.833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3752in" draw:visible-area-height="1.833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P6"><draw:frame draw:style-name="fr1" draw:name="Object1" text:anchor-type="as-char" svg:width="2.6047in" svg:height="2.75in" draw:z-index="0"><draw:object-ole xlink:href="./Object 1" xlink:type="simple" xlink:show="embed" xlink:actuate="onLoad"/><draw:image xlink:href="./ObjectReplacements/Object 1" xlink:type="simple" xlink:show="embed" xlink:actuate="onLoad"/></draw:frame></text:p>
      <text:p text:style-name="Standard"/>
      <text:p text:style-name="P6"><text:span text:style-name="T1">CyberX3D for Java</text:span></text:p>
      <text:p text:style-name="P6"><text:span text:style-name="T1">User’s Guide</text:span></text:p>
      <text:p text:style-name="Contents_20_1"/>
      <text:p text:style-name="Standard"/>
      <text:p text:style-name="P12">Document Revision His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7">Modified</text:p>
          </table:table-cell>
          <table:table-cell table:style-name="Table1.B1" office:value-type="string">
            <text:p text:style-name="P7">Description</text:p>
          </table:table-cell>
        </table:table-row>
        <table:table-row table:style-name="Table1.1">
          <table:table-cell table:style-name="Table1.A2" office:value-type="string">
            <text:p text:style-name="P7">June 19, 2002</text:p>
          </table:table-cell>
          <table:table-cell table:style-name="Table1.B2" office:value-type="string">
            <text:p text:style-name="P7">Added a description of new constructor of VRML97Loader.</text:p>
          </table:table-cell>
        </table:table-row>
        <table:table-row table:style-name="Table1.1">
          <table:table-cell table:style-name="Table1.A2" office:value-type="string">
            <text:p text:style-name="P7">April 5, 2002</text:p>
          </table:table-cell>
          <table:table-cell table:style-name="Table1.B2" office:value-type="string">
            <text:p text:style-name="P7">Added a description of PROTO option for loading.</text:p>
          </table:table-cell>
        </table:table-row>
        <table:table-row table:style-name="Table1.1">
          <table:table-cell table:style-name="Table1.A2" office:value-type="string">
            <text:p text:style-name="P7">March 3, 2002</text:p>
          </table:table-cell>
          <table:table-cell table:style-name="Table1.B2" office:value-type="string">
            <text:p text:style-name="P7">This was the first release of the User’s Guide.</text:p>
          </table:table-cell>
        </table:table-row>
      </table:table>
      <text:p text:style-name="Standard"/>
      <text:p text:style-name="Standard"/>
      <text:p text:style-name="Standard"/>
      <text:p text:style-name="P1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3"><text:a xlink:type="simple" xlink:href="#__RefHeading__318_833189253">1.Introduction<text:tab/>5</text:a></text:p>
          <text:p text:style-name="P3"><text:a xlink:type="simple" xlink:href="#__RefHeading__320_833189253">2.Setup<text:tab/>5</text:a></text:p>
          <text:p text:style-name="P3"><text:a xlink:type="simple" xlink:href="#__RefHeading__322_833189253">Scene Graph<text:tab/>6</text:a></text:p>
          <text:p text:style-name="P1"><text:a xlink:type="simple" xlink:href="#__RefHeading__324_833189253">Loading Scene Graph<text:tab/>6</text:a></text:p>
          <text:p text:style-name="P1"><text:a xlink:type="simple" xlink:href="#__RefHeading__326_833189253">Building Scene Graph<text:tab/>7</text:a></text:p>
          <text:p text:style-name="P1"><text:a xlink:type="simple" xlink:href="#__RefHeading__328_833189253">Scene Graph Output<text:tab/>7</text:a></text:p>
          <text:p text:style-name="P1"><text:a xlink:type="simple" xlink:href="#__RefHeading__330_833189253">Scene Graph Traversal<text:tab/>8</text:a></text:p>
          <text:p text:style-name="P1"><text:a xlink:type="simple" xlink:href="#__RefHeading__332_833189253">Finding Node<text:tab/>9</text:a></text:p>
          <text:p text:style-name="P3"><text:a xlink:type="simple" xlink:href="#__RefHeading__334_833189253">Node<text:tab/>11</text:a></text:p>
          <text:p text:style-name="P1"><text:a xlink:type="simple" xlink:href="#__RefHeading__336_833189253">Creating Node<text:tab/>11</text:a></text:p>
          <text:p text:style-name="P1"><text:a xlink:type="simple" xlink:href="#__RefHeading__338_833189253">Node Type<text:tab/>11</text:a></text:p>
          <text:p text:style-name="P1"><text:a xlink:type="simple" xlink:href="#__RefHeading__340_833189253">Node Name<text:tab/>11</text:a></text:p>
          <text:p text:style-name="P1"><text:a xlink:type="simple" xlink:href="#__RefHeading__342_833189253">Accessing Fields <text:tab/>12</text:a></text:p>
          <text:p text:style-name="P1"><text:a xlink:type="simple" xlink:href="#__RefHeading__344_833189253">Adding to Scene Graph<text:tab/>12</text:a></text:p>
          <text:p text:style-name="P1"><text:a xlink:type="simple" xlink:href="#__RefHeading__346_833189253">Adding Child Node<text:tab/>12</text:a></text:p>
          <text:p text:style-name="P1"><text:a xlink:type="simple" xlink:href="#__RefHeading__348_833189253">Getting Child Node<text:tab/>13</text:a></text:p>
          <text:p text:style-name="P1"><text:a xlink:type="simple" xlink:href="#__RefHeading__350_833189253">Removing from SceneGraph or Parent Node.<text:tab/>13</text:a></text:p>
          <text:p text:style-name="P1"><text:a xlink:type="simple" xlink:href="#__RefHeading__352_833189253">Instance Node<text:tab/>14</text:a></text:p>
          <text:p text:style-name="P3"><text:a xlink:type="simple" xlink:href="#__RefHeading__354_833189253">Field<text:tab/>15</text:a></text:p>
          <text:p text:style-name="P3"><text:a xlink:type="simple" xlink:href="#__RefHeading__356_833189253">File Formats<text:tab/>16</text:a></text:p>
          <text:p text:style-name="P1"><text:a xlink:type="simple" xlink:href="#__RefHeading__358_833189253">VRML2.0/97 (*.wrl)<text:tab/>16</text:a></text:p>
          <text:p text:style-name="P1"><text:a xlink:type="simple" xlink:href="#__RefHeading__360_833189253">Autodesk 3DS (*.3ds)<text:tab/>16</text:a></text:p>
          <text:p text:style-name="P1"><text:a xlink:type="simple" xlink:href="#__RefHeading__362_833189253">Autodesk DXF (*dxf)<text:tab/>16</text:a></text:p>
          <text:p text:style-name="P1"><text:a xlink:type="simple" xlink:href="#__RefHeading__364_833189253">Wavefront OBJ (*.obj)<text:tab/>16</text:a></text:p>
          <text:p text:style-name="P1"><text:a xlink:type="simple" xlink:href="#__RefHeading__366_833189253">SENSE8 NFF (*.nff)<text:tab/>16</text:a></text:p>
          <text:p text:style-name="P1"><text:a xlink:type="simple" xlink:href="#__RefHeading__368_833189253">STL (*stl)<text:tab/>16</text:a></text:p>
          <text:p text:style-name="P1"><text:a xlink:type="simple" xlink:href="#__RefHeading__370_833189253">X3D (*x3d / *.xml)<text:tab/>16</text:a></text:p>
          <text:p text:style-name="P3"><text:a xlink:type="simple" xlink:href="#__RefHeading__372_833189253">Java3D<text:tab/>17</text:a></text:p>
          <text:p text:style-name="P1"><text:a xlink:type="simple" xlink:href="#__RefHeading__374_833189253">Rendering / Behavior<text:tab/>17</text:a></text:p>
          <text:p text:style-name="P1"><text:a xlink:type="simple" xlink:href="#__RefHeading__376_833189253">File Loader<text:tab/>18</text:a></text:p>
          <text:p text:style-name="P1"><text:a xlink:type="simple" xlink:href="#__RefHeading__378_833189253">File Saver<text:tab/>20</text:a></text:p>
          <text:p text:style-name="P3"><text:soft-page-break/><text:a xlink:type="simple" xlink:href="#__RefHeading__380_833189253">License<text:tab/>21</text:a></text:p>
        </text:index-body>
      </text:table-of-content>
      <text:p text:style-name="P2"/>
      <text:h text:style-name="P5" text:outline-level="1"><text:bookmark text:name="__RefHeading__318_833189253"/>1.Introduction<text:bookmark-end text:name="__RefHeading__318_833189253"/></text:h>
      <text:p text:style-name="Standard"/>
      <text:p text:style-name="Standard">CyberVRML97 for Java is a development package for VRML97/2.0 and Java3D programmers. Using the package, you can easily read and write the VRML files, set and get the scene graph information, draw the geometries, run the behaviors easily.</text:p>
      <text:p text:style-name="Standard"/>
      <text:h text:style-name="Heading_20_1" text:outline-level="1"><text:bookmark text:name="__RefHeading__320_833189253"/>2.Setup<text:bookmark-end text:name="__RefHeading__320_833189253"/></text:h>
      <text:p text:style-name="Standard"/>
      <text:p text:style-name="Standard">To use the package, copy the package into your JDK and JRE library directory. For example,</text:p>
      <text:p text:style-name="Standard"/>
      <text:p text:style-name="プログラム">copy cv97r???.jar C:\jdk1.x\jre\lib\ext\</text:p>
      <text:p text:style-name="プログラム">copy cv97r???.jar C:\Program Files\JavaSoft\JRE\1.x\lib\ext\</text:p>
      <text:p text:style-name="Standard"/>
      <text:p text:style-name="Standard">Otherwise add the package into your CLASSPATH environmental variable. For example,  </text:p>
      <text:p text:style-name="Standard"/>
      <text:p text:style-name="プログラム">set CLASSPATH=.\;c:\src\java\cv97r???.jar</text:p>
      <text:p text:style-name="Standard"/>
      <text:h text:style-name="P4" text:outline-level="1"><text:bookmark text:name="__RefHeading__322_833189253"/>Scene Graph<text:bookmark-end text:name="__RefHeading__322_833189253"/></text:h>
      <text:p text:style-name="Standard"/>
      <text:p text:style-name="Standard">In the CyberVRML97, the scene graph is correction and hierarchical arrangement of VRML nodes. </text:p>
      <text:p text:style-name="P8"/>
      <text:p text:style-name="P8">There are two ways to build a scene graph dynamically, you can load it from a VRML file, or you can create new VRML node and add the node into the scene graph.</text:p>
      <text:p text:style-name="Standard"/>
      <text:h text:style-name="Heading_20_2" text:outline-level="2"><text:bookmark text:name="__RefHeading__324_833189253"/>Loading Scene Graph<text:bookmark-end text:name="__RefHeading__324_833189253"/></text:h>
      <text:p text:style-name="Standard">Use SceneGraph::load() to load a scene graph from a VRML file. The load() clears all VRML nodes in the current scene graph.</text:p>
      <text:p text:style-name="Standard"/>
      <text:p text:style-name="プログラム">SceneGraph sg = new SceneGraph(); </text:p>
      <text:p text:style-name="プログラム">sg.load("world.wrl");</text:p>
      <text:p text:style-name="Standard"/>
      <text:p text:style-name="Standard">If your scene graph has some VRML nodes and you want to add a new scene graph from a VRML file into the current scene graph, use SceneGraph::add().</text:p>
      <text:p text:style-name="Standard"/>
      <text:p text:style-name="プログラム">SceneGraph sg = new SceneGraph(); </text:p>
      <text:p text:style-name="P18">..........</text:p>
      <text:p text:style-name="プログラム">sg.add("world.wrl");</text:p>
      <text:p text:style-name="Standard"/>
      <text:p text:style-name="Standard">If your scene graph has some VRML nodes and you want to add a new scene graph from a VRML file into the current scene graph, use SceneGraph::add().</text:p>
      <text:p text:style-name="Standard"/>
      <text:p text:style-name="プログラム">SceneGraph *sceneGraph = new SceneGraph(); </text:p>
      <text:p text:style-name="P18">..........</text:p>
      <text:p text:style-name="プログラム">sceneGraph-&gt;add("world.wrl");</text:p>
      <text:p text:style-name="Standard"/>
      <text:p text:style-name="Standard">If ScneGraph::load() or SceneGraph::add() can’t read your VRML file normally, the methods return false. To know the error in more detail, use SceneGraph::getParserErrorMessage(). The following example shows the parser error when the loading is failed.</text:p>
      <text:p text:style-name="Standard"/>
      <text:p text:style-name="プログラム">SceneGraph sg = new SceneGraph(); </text:p>
      <text:p text:style-name="プログラム">boolean result = sg.load("world.wrl");</text:p>
      <text:p text:style-name="プログラム">if (result == false) {</text:p>
      <text:p text:style-name="プログラム"><text:s text:c="4"/>String errMsg = sg.getParserErrorMessage();</text:p>
      <text:p text:style-name="プログラム"><text:s text:c="4"/>System.out.println(errMsg);</text:p>
      <text:p text:style-name="プログラム">}</text:p>
      <text:p text:style-name="Standard"/>
      <text:p text:style-name="Standard">The CyberVRML97 supports PROTO defines of VRML97 using the preprocessor, but the preprocessor is inactive by default. If you want to use the preprocessor, use SceneGraph::setOption() with USE_PREPROCESSOR before loading. For example,  </text:p>
      <text:p text:style-name="Standard"/>
      <text:p text:style-name="プログラム">SceneGraph sg = new SceneGraph(); </text:p>
      <text:p text:style-name="プログラム">sg.setOption(SceneGraph.USE_PREPROCESSOR); </text:p>
      <text:p text:style-name="プログラム">sg.load("world.wrl");</text:p>
      <text:p text:style-name="Standard"/>
      <text:h text:style-name="P16" text:outline-level="2"><text:bookmark text:name="__RefHeading__326_833189253"/>Building Scene Graph<text:bookmark-end text:name="__RefHeading__326_833189253"/></text:h>
      <text:p text:style-name="P8">The CyberVRML97 has all C++ classes of VRML nodes, you can add and remove the all nodes dynamically. Use SceneGraph::addNode() to add a new node as a root node of the scene graph. Use Node::addChildNode() to add a new node as a child node of the other node. </text:p>
      <text:p text:style-name="P9"/>
      <text:p text:style-name="P9">The following example adds a PointLight and Shape node that has an appearance and a geometry node into an empty scene graph.</text:p>
      <text:p text:style-name="P9"/>
      <text:p text:style-name="プログラム"><draw:frame draw:style-name="fr2" draw:name="Object2" text:anchor-type="char" svg:x="3.8965in" svg:y="0.0827in" svg:width="2.2799in" svg:height="1.5591in" draw:z-index="3"><draw:object-ole xlink:href="./Object 2" xlink:type="simple" xlink:show="embed" xlink:actuate="onLoad"/><draw:image xlink:href="./ObjectReplacements/Object 2" xlink:type="simple" xlink:show="embed" xlink:actuate="onLoad"/></draw:frame>SceneGraph sg; </text:p>
      <text:p text:style-name="プログラム"><text:span text:style-name="HTML_20_タイプライタ"><text:span text:style-name="T4">// Add a PointLight node</text:span></text:span> <text:line-break/><text:span text:style-name="HTML_20_タイプライタ"><text:span text:style-name="T4">PointLightNode plight = new PointLightNode();</text:span></text:span><text:line-break/> // Add a Shape node as a root node </text:p>
      <text:p text:style-name="プログラム">ShapeNode shape = new ShapeNode(); </text:p>
      <text:p text:style-name="プログラム">sg.addNode(shape); </text:p>
      <text:p text:style-name="プログラム">// Add an Appearance node as a child node of the Shape node</text:p>
      <text:p text:style-name="プログラム">Appearancenode app = new AppearanceNode(); </text:p>
      <text:p text:style-name="プログラム">shape.addChildNode(app); </text:p>
      <text:p text:style-name="プログラム">// Add a Material node as a child node of the Appearance node</text:p>
      <text:p text:style-name="プログラム">MaterialNode mat = new MaterialNode(); </text:p>
      <text:p text:style-name="プログラム">mat.setDiffuseColor(1.0f, 0.0f, 0.0f); // Red </text:p>
      <text:p text:style-name="プログラム">app.addChildNode(mat); </text:p>
      <text:p text:style-name="プログラム">// Add a Sphere node as a child node of the Shape node</text:p>
      <text:p text:style-name="プログラム">SphereNode sphere = new SphereNode(); </text:p>
      <text:p text:style-name="プログラム">shape.addChildNode(sphere); </text:p>
      <text:p text:style-name="プログラム">sphere.setRadius(10.0f); </text:p>
      <text:p text:style-name="プログラム"/>
      <text:p text:style-name="Standard">Use Node::remove() to remove a node from the current scene graph. <text:span text:style-name="T5">The following example uses Node::remove() to remove a PointLight node from a loaded scene graph.</text:span></text:p>
      <text:p text:style-name="P19"/>
      <text:p text:style-name="プログラム"><text:span text:style-name="HTML_20_タイプライタ"><text:span text:style-name="T4">SceneGraph sg;</text:span></text:span> <text:line-break/><text:span text:style-name="HTML_20_タイプライタ"><text:span text:style-name="T4">sg.load("world.wrl");</text:span></text:span> </text:p>
      <text:p text:style-name="プログラム"><text:span text:style-name="HTML_20_タイプライタ"><text:span text:style-name="T4">// Remove first PointLight node</text:span></text:span> <text:line-break/><text:span text:style-name="HTML_20_タイプライタ"><text:span text:style-name="T4">PointLightNode plight = sg.findPointLightNode();</text:span></text:span> <text:line-break/><text:span text:style-name="HTML_20_タイプライタ"><text:span text:style-name="T4">if (plight != null)</text:span></text:span> <text:line-break/><text:span text:style-name="HTML_20_タイプライタ"><text:span text:style-name="T4">    plight.remove();</text:span></text:span> <text:tab/></text:p>
      <text:p text:style-name="Standard"/>
      <text:h text:style-name="Heading_20_2" text:outline-level="2"><text:bookmark text:name="__RefHeading__328_833189253"/>Scene Graph Output<text:bookmark-end text:name="__RefHeading__328_833189253"/></text:h>
      <text:p text:style-name="Standard">Use SceneGraph::save() to save a current scene graph into a VRML file.</text:p>
      <text:p text:style-name="Standard"/>
      <text:p text:style-name="プログラム">sceneGraph.save("newworld.wrl");</text:p>
      <text:p text:style-name="Standard"/>
      <text:p text:style-name="Standard">Use SceneGraph::print() to output a current scene graph into a default console.</text:p>
      <text:p text:style-name="Standard"/>
      <text:p text:style-name="プログラム">sceneGraph.print();</text:p>
      <text:p text:style-name="Standard"/>
      <text:h text:style-name="P15" text:outline-level="2"><text:bookmark text:name="__RefHeading__330_833189253"/>Scene Graph Traversal<text:bookmark-end text:name="__RefHeading__330_833189253"/></text:h>
      <text:p text:style-name="Standard">The scene graph has the VRML information as a collection of Node class instances. The Node class is a super class of all VRML node classes of CyberVRML97. There are two ways to access the nodes. </text:p>
      <text:p text:style-name="Standard"/>
      <text:p text:style-name="Standard">The first way is to use SceneGraph::getNodes() with Node::next() and Node::getChildNodes(). For example, if you want to get all viewpoint nodes in a scene graph ….. <text:s/></text:p>
      <text:p text:style-name="Standard"/>
      <text:p text:style-name="プログラム">void GetViewpointInfomation(Node node)</text:p>
      <text:p text:style-name="プログラム">{</text:p>
      <text:p text:style-name="プログラム"><text:s text:c="4"/>if (node.isViewpointNode()) {</text:p>
      <text:p text:style-name="プログラム"><text:s text:c="8"/>ViewpointNode view = (Viewpoint)node;</text:p>
      <text:p text:style-name="プログラム"><text:s text:c="8"/>// Get a viewpoint information</text:p>
      <text:p text:style-name="プログラム"><text:s text:c="8"/>..........</text:p>
      <text:p text:style-name="プログラム"><text:s text:c="4"/>}</text:p>
      <text:p text:style-name="プログラム"><text:s text:c="4"/>for (Node cnode=node.getChildNodes(); cnode; cnode=cnode.next())</text:p>
      <text:p text:style-name="プログラム"><text:s text:c="8"/>GetViewpointInfomation(cnode);</text:p>
      <text:p text:style-name="プログラム">}</text:p>
      <text:p text:style-name="プログラム"/>
      <text:p text:style-name="プログラム">void main() </text:p>
      <text:p text:style-name="プログラム">{</text:p>
      <text:p text:style-name="プログラム"><text:s text:c="4"/>..........</text:p>
      <text:p text:style-name="プログラム"><text:s text:c="4"/>SceneGraph sg = new SceneGraph(); </text:p>
      <text:p text:style-name="プログラム"><text:s text:c="4"/>sceneGraph.load("world.wrl"); </text:p>
      <text:p text:style-name="プログラム"><text:s text:c="4"/>for (Node node=sg.getNodes(); node; node=node.next())</text:p>
      <text:p text:style-name="プログラム"><text:s text:c="8"/>GetViewpointInfomation(node);</text:p>
      <text:p text:style-name="プログラム"><text:s text:c="4"/>..........</text:p>
      <text:p text:style-name="プログラム">}</text:p>
      <text:p text:style-name="Standard"/>
      <text:p text:style-name="Standard">SceneGraph::getNodes() returns a first node that are added into the scene graph root. Node::next() returns a next node in the same hierarchy, Node::getChildNodes() returns a first child node that are added into the parent node. The methods returns null if the next node does not exist.</text:p>
      <text:p text:style-name="Standard"/>
      <text:p text:style-name="P6"><draw:frame draw:style-name="fr3" draw:name="Object3" text:anchor-type="as-char" svg:width="2.4661in" svg:height="1.8291in" draw:z-index="1"><draw:object-ole xlink:href="./Object 3" xlink:type="simple" xlink:show="embed" xlink:actuate="onLoad"/><draw:image xlink:href="./ObjectReplacements/Object 3" xlink:type="simple" xlink:show="embed" xlink:actuate="onLoad"/></draw:frame></text:p>
      <text:p text:style-name="Standard"/>
      <text:p text:style-name="Standard">The other way is to use SceneGraph::getNodes()with Node::nextTraversal(). The way is handier than the first one. For example, if you want to get all viewpoint nodes in the scene graph ..... <text:s/></text:p>
      <text:p text:style-name="Standard"/>
      <text:p text:style-name="プログラム">void main() </text:p>
      <text:p text:style-name="プログラム">{</text:p>
      <text:p text:style-name="プログラム"><text:s text:c="4"/>..........</text:p>
      <text:p text:style-name="プログラム"><text:s text:c="4"/>SceneGraph sg = new SceneGraph(); </text:p>
      <text:p text:style-name="プログラム"><text:soft-page-break/><text:s text:c="4"/>sg.load("world.wrl"); </text:p>
      <text:p text:style-name="プログラム"><text:s text:c="4"/>for (Node node=sg.getNodes(); node; node=node.nextTraversal())</text:p>
      <text:p text:style-name="プログラム"><text:s text:c="8"/>if (node.isViewpoint()) {</text:p>
      <text:p text:style-name="プログラム"><text:s text:c="12"/>ViewpointNode view = (ViewpointNode)node;</text:p>
      <text:p text:style-name="プログラム"><text:s text:c="12"/>// Get a viewpoint information</text:p>
      <text:p text:style-name="プログラム"><text:s text:c="12"/>..........</text:p>
      <text:p text:style-name="プログラム"><text:s text:c="8"/>}</text:p>
      <text:p text:style-name="プログラム"><text:s text:c="4"/>}</text:p>
      <text:p text:style-name="プログラム"><text:s text:c="4"/>..........</text:p>
      <text:p text:style-name="プログラム">}</text:p>
      <text:p text:style-name="Standard"/>
      <text:p text:style-name="Standard">Node::nextTraversal() is similar to Node::next(), but Node::nextTraversal tries to get a next node from the parent node when the next node does not exist. This Node::nextTraversal() is overridden in the sub classes, too.</text:p>
      <text:p text:style-name="Standard"/>
      <text:p text:style-name="P6"><draw:frame draw:style-name="fr4" draw:name="Object4" text:anchor-type="as-char" svg:width="2.3752in" svg:height="1.8335in" draw:z-index="2"><draw:object-ole xlink:href="./Object 4" xlink:type="simple" xlink:show="embed" xlink:actuate="onLoad"/><draw:image xlink:href="./ObjectReplacements/Object 4" xlink:type="simple" xlink:show="embed" xlink:actuate="onLoad"/></draw:frame></text:p>
      <text:p text:style-name="Standard"/>
      <text:p text:style-name="Standard">If you want to get only same type nodes, use SceneGraph::find&lt;nodetype&gt;Node() instead of SceneGraph::getNodes() with Node:: nextTraversalSameType() that returns a next same class node. For example, if you want to get only all viewpoint nodes in the scene graph .....</text:p>
      <text:p text:style-name="Standard"/>
      <text:p text:style-name="プログラム"><text:s text:c="4"/>SceneGraph sg = new SceneGraph();</text:p>
      <text:p text:style-name="プログラム"><text:s text:c="4"/>sg.load("world.wrl");</text:p>
      <text:p text:style-name="プログラム"><text:s text:c="4"/>for (ViewpointNode view=sg.findViewpointNode(); view; view=(ViewpointNode)view.nextTraversalSameType())) {</text:p>
      <text:p text:style-name="プログラム"><text:s text:c="8"/>// Get a viewpoint information</text:p>
      <text:p text:style-name="プログラム"><text:s text:c="8"/>..........</text:p>
      <text:p text:style-name="プログラム"><text:s text:c="4"/>}</text:p>
      <text:p text:style-name="Standard"/>
      <text:h text:style-name="Heading_20_2" text:outline-level="2"><text:bookmark text:name="__RefHeading__332_833189253"/>Finding Node<text:bookmark-end text:name="__RefHeading__332_833189253"/></text:h>
      <text:p text:style-name="Standard">Use SceneGraph::findNode() to find a named node by DEF keyword or Node::setName(). The following example loads a VRML file, “world.wrl”, and gets a node that is named as “MountFuji”.</text:p>
      <text:p text:style-name="Standard"/>
      <text:p text:style-name="プログラム">SceneGraph sg;</text:p>
      <text:p text:style-name="プログラム">sg.load(“world.wrl”)</text:p>
      <text:p text:style-name="プログラム">Node node = sg.findNode(“MountFuji”);</text:p>
      <text:p text:style-name="Standard"/>
      <text:p text:style-name="Standard">Use SceneGrahp::get&lt;nodetype&gt;Nodes() to get a specified first node from the root hierarchy. For example, you want to get a viewpoint that is a first viewpoint node in the scene graph root, use SceneGraph::getViewpointNodes();</text:p>
      <text:p text:style-name="Standard"/>
      <text:p text:style-name="プログラム">SceneGraph sg;</text:p>
      <text:p text:style-name="プログラム">sg.load(“world.wrl”)</text:p>
      <text:p text:style-name="プログラム"><text:soft-page-break/>ViewpointNode defaultView = sg.getViewpointNodes();</text:p>
      <text:p text:style-name="Standard"/>
      <text:p text:style-name="P8"/>
      <text:p text:style-name="Standard"/>
      <text:h text:style-name="P4" text:outline-level="1"><text:bookmark text:name="__RefHeading__334_833189253"/>Node<text:bookmark-end text:name="__RefHeading__334_833189253"/></text:h>
      <text:p text:style-name="Standard"/>
      <text:p text:style-name="Standard">The CyberVRML97 node name is identical to the VRML node name. For example, you would use the BoxNode class if you want to use the Box node.</text:p>
      <text:p text:style-name="Standard"/>
      <text:h text:style-name="Heading_20_2" text:outline-level="2"><text:bookmark text:name="__RefHeading__336_833189253"/>Creating Node<text:bookmark-end text:name="__RefHeading__336_833189253"/></text:h>
      <text:p text:style-name="Standard">The node class has the default constructor only. Use the default constructor to create the new node, and set the field property. The following example creates a sphere and set the property.</text:p>
      <text:p text:style-name="Standard"/>
      <text:p text:style-name="プログラム">SphereNode spNode = new SphereNode();</text:p>
      <text:p text:style-name="プログラム">spNode.setRadius(10.0);</text:p>
      <text:p text:style-name="Standard"/>
      <text:h text:style-name="Heading_20_2" text:outline-level="2"><text:bookmark text:name="__RefHeading__338_833189253"/>Node Type<text:bookmark-end text:name="__RefHeading__338_833189253"/></text:h>
      <text:p text:style-name="Standard">If you want to know the node type, use Node::getType() or Node::is&lt;nodetype&gt;Node(); </text:p>
      <text:p text:style-name="Standard"/>
      <text:p text:style-name="Standard">Node::getType() returns the node type as a string, Node::is&lt;nodetype&gt;Node() returns true when the node is the specified type. For example, you want to know whether a node is ViewpointNode.</text:p>
      <text:p text:style-name="Standard"/>
      <text:p text:style-name="プログラム">SceneGraph sg = new SceneGraph(); </text:p>
      <text:p text:style-name="プログラム">sg.load("world.wrl"); </text:p>
      <text:p text:style-name="プログラム">for (Node node=sg.getNodes(); node; node=node.nextTraversal())</text:p>
      <text:p text:style-name="プログラム"><text:s text:c="4"/>String nodeType = node.getType();</text:p>
      <text:p text:style-name="プログラム"><text:s text:c="4"/>if (node.isViewpoint() || nodeType.equals(“Viewpoint") == 0)</text:p>
      <text:p text:style-name="プログラム"><text:s text:c="8"/>System.out.println(“This node is ViewpointNode !!”);</text:p>
      <text:p text:style-name="プログラム">}</text:p>
      <text:p text:style-name="Standard"/>
      <text:h text:style-name="Heading_20_2" text:outline-level="2"><text:bookmark text:name="__RefHeading__340_833189253"/>Node Name<text:bookmark-end text:name="__RefHeading__340_833189253"/></text:h>
      <text:p text:style-name="Standard">If you load a VRML file that has some named nodes by DEF keyword, you can get the name using Node::getName(); Use Node::setName() to name a node.</text:p>
      <text:p text:style-name="Standard"/>
      <text:p text:style-name="プログラム">SceneGraph sg;</text:p>
      <text:p text:style-name="プログラム">sg.load(“world.wrl”)</text:p>
      <text:p text:style-name="プログラム">ShapeNode mtNode = sg.getShapeNodes();</text:p>
      <text:p text:style-name="プログラム">mtNode.setName(“MtFuji”);</text:p>
      <text:p text:style-name="プログラム"/>
      <text:p text:style-name="Standard">The named nodes are output using DEF keyword when you save the scene graph.</text:p>
      <text:p text:style-name="プログラム"/>
      <text:p text:style-name="プログラム">#VRML V2.0 utf8</text:p>
      <text:p text:style-name="プログラム">..........</text:p>
      <text:p text:style-name="プログラム">DEF MtFuji Shape {</text:p>
      <text:p text:style-name="プログラム"><text:s text:c="4"/>..........</text:p>
      <text:p text:style-name="プログラム">}</text:p>
      <text:p text:style-name="プログラム">..........</text:p>
      <text:p text:style-name="Standard"/>
      <text:h text:style-name="P15" text:outline-level="2"><text:bookmark text:name="__RefHeading__342_833189253"/>Accessing Fields <text:bookmark-end text:name="__RefHeading__342_833189253"/></text:h>
      <text:p text:style-name="Standard">The node class has set&lt;fieldname&gt;() and get&lt;fieldname&gt;() to access to the VRML fields, and has getN&lt;fieldname&gt;s() if the field is multi field, MFString etc.. For example, the AnchorNode class has the following methods. </text:p>
      <text:p text:style-name="Standard"/>
      <text:p text:style-name="プログラム">class AnchorNode {</text:p>
      <text:p text:style-name="プログラム"><text:tab/>void<text:tab/>setDescription(String value);</text:p>
      <text:p text:style-name="プログラム"><text:tab/>String<text:tab/>getDescription();</text:p>
      <text:p text:style-name="プログラム"><text:tab/>void<text:tab/>addParameter(String value);</text:p>
      <text:p text:style-name="プログラム"><text:tab/>int<text:tab/>getNParameters();</text:p>
      <text:p text:style-name="プログラム"><text:tab/>String<text:tab/>getParameter(int index);</text:p>
      <text:p text:style-name="プログラム"><text:tab/>void<text:tab/>addUrl(String value);</text:p>
      <text:p text:style-name="プログラム"><text:tab/>int<text:tab/>getNUrls();</text:p>
      <text:p text:style-name="プログラム"><text:tab/>String<text:tab/>getUrl(int index);</text:p>
      <text:p text:style-name="プログラム"><text:tab/>void<text:tab/>setUrl(int index, String urlString);</text:p>
      <text:p text:style-name="プログラム">};</text:p>
      <text:p text:style-name="Standard"/>
      <text:p text:style-name="Standard">The Node classes has only basic field access methods. Use get&lt;fieldname&gt;Field() to access the field in more detail. The method returns the field class itself. You can operate the field in more detail to the field class. The following example gets a color field of a Color Node in an IndexedFaceSet node, and changes all the colors to red.</text:p>
      <text:p text:style-name="Standard"/>
      <text:p text:style-name="プログラム">IndexedFaceSetNode idxNode = ……</text:p>
      <text:p text:style-name="プログラム">ColorNode colNode = idxNode.getColorNodes();</text:p>
      <text:p text:style-name="プログラム">MFColor colField = colNode.getColorField();</text:p>
      <text:p text:style-name="プログラム">int colCnt = colField.size();</text:p>
      <text:p text:style-name="プログラム">for (int n=0; n&lt;colCnt; n++)</text:p>
      <text:p text:style-name="プログラム"><text:s text:c="4"/>colField.set1Value(n, 0xff, 0x00, 0x00) // Red</text:p>
      <text:p text:style-name="Standard"/>
      <text:h text:style-name="Heading_20_2" text:outline-level="2"><text:bookmark text:name="__RefHeading__344_833189253"/>Adding to Scene Graph<text:bookmark-end text:name="__RefHeading__344_833189253"/></text:h>
      <text:p text:style-name="P8">Use SceneGraph::addNode() to add the node as a root node of the scene graph. The following example creates a transform node add the node to the scene graph root.</text:p>
      <text:p text:style-name="Standard"/>
      <text:p text:style-name="プログラム">SceneGraph sg;</text:p>
      <text:p text:style-name="プログラム">TransformNode transNode = new TransformNode();</text:p>
      <text:p text:style-name="プログラム">sg.addNode(transNode);</text:p>
      <text:p text:style-name="Standard"/>
      <text:h text:style-name="Heading_20_2" text:outline-level="2"><text:bookmark text:name="__RefHeading__346_833189253"/>Adding Child Node<text:bookmark-end text:name="__RefHeading__346_833189253"/></text:h>
      <text:p text:style-name="P8">Use Node::addChildNode() to add the node as a child node of the other node. The following example creates a shape and a box, add the shape to the scene graph root, and add the box to the shape. </text:p>
      <text:p text:style-name="Standard"/>
      <text:p text:style-name="プログラム">SceneGraph sg;</text:p>
      <text:p text:style-name="プログラム">ShapeNode shapeNode = new ShapeNode();</text:p>
      <text:p text:style-name="プログラム">BoxNode boxNode = new BoxNode();</text:p>
      <text:p text:style-name="プログラム">sg.addNode(shapeNode);</text:p>
      <text:p text:style-name="プログラム">shapeNode.addChileNode(boxNode);</text:p>
      <text:p text:style-name="Standard"/>
      <text:h text:style-name="P15" text:outline-level="2"><text:bookmark text:name="__RefHeading__348_833189253"/>Getting Child Node<text:bookmark-end text:name="__RefHeading__348_833189253"/></text:h>
      <text:p text:style-name="Standard">There are two ways to get child nodes. The first way is to use Node::getNChildNodes() that returns a count of child nodes, and Node::getChileNode() that returns a selected child node. The following example shows the name and the type of all child nodes.</text:p>
      <text:p text:style-name="Standard"/>
      <text:p text:style-name="プログラム">void PrintChildNodes(Node node)</text:p>
      <text:p text:style-name="プログラム">{</text:p>
      <text:p text:style-name="プログラム"><text:s text:c="4"/>int childNodeCnt = node.getNChildNodes();</text:p>
      <text:p text:style-name="プログラム"><text:s text:c="4"/>for (int n=0; n&lt;childNodeCnt; n++) {</text:p>
      <text:p text:style-name="プログラム"><text:s text:c="8"/>Node childNode = node.getChildNode(n);</text:p>
      <text:p text:style-name="プログラム"><text:s text:c="8"/>char nodeType = childNode.getType();</text:p>
      <text:p text:style-name="プログラム"><text:s text:c="8"/>char nodeName = childNode.getName();</text:p>
      <text:p text:style-name="プログラム"><text:s text:c="8"/>System.out.println(“[“ + n + “] = “ + nodeType + “, “ + nodeName);</text:p>
      <text:p text:style-name="プログラム"><text:s text:c="4"/>}</text:p>
      <text:p text:style-name="プログラム">}</text:p>
      <text:p text:style-name="Standard"/>
      <text:p text:style-name="Standard">The other way is to use Node::getChildNodes() that returns a first child node with Node::next() returns a next child node in the same parent node. The Node::getChildNodes() and the Node::next() returns NULL if the node does not exist. The way is handier and faster than the first one. The following example shows the name and the type of all child nodes.</text:p>
      <text:p text:style-name="Standard"/>
      <text:p text:style-name="プログラム">void PrintChildNodes(Node node)</text:p>
      <text:p text:style-name="プログラム">{</text:p>
      <text:p text:style-name="プログラム"><text:s text:c="4"/>Node childNode = node.getChildNodes();</text:p>
      <text:p text:style-name="プログラム"><text:s text:c="4"/>while (childNode!= NULL) {</text:p>
      <text:p text:style-name="プログラム"><text:s text:c="8"/>String nodeType = childNode.getType();</text:p>
      <text:p text:style-name="プログラム"><text:s text:c="8"/>String nodeName = childNode.getName();</text:p>
      <text:p text:style-name="プログラム"><text:s text:c="8"/>System.out.println(“[“ + n + “] = “ + nodeType + “, “ + nodeName);</text:p>
      <text:p text:style-name="プログラム"><text:s text:c="8"/>childNode = childNode.next();</text:p>
      <text:p text:style-name="プログラム"><text:s text:c="4"/>}</text:p>
      <text:p text:style-name="プログラム">}</text:p>
      <text:p text:style-name="Standard"/>
      <text:h text:style-name="Heading_20_2" text:outline-level="2"><text:bookmark text:name="__RefHeading__350_833189253"/>Removing from SceneGraph or Parent Node.<text:bookmark-end text:name="__RefHeading__350_833189253"/></text:h>
      <text:p text:style-name="Standard">Use Node::remove() to remove a node from the scene graph root or the parent node. The following example removes a point light from the scene graph.</text:p>
      <text:p text:style-name="Standard"/>
      <text:p text:style-name="プログラム"><text:span text:style-name="HTML_20_タイプライタ"><text:span text:style-name="T4">SceneGraph sg;</text:span></text:span> <text:line-break/> <text:s text:c="3"/>..........</text:p>
      <text:p text:style-name="プログラム"><text:span text:style-name="HTML_20_タイプライタ"><text:span text:style-name="T4">PointLightNode plight = sg.findPointLightNode();</text:span></text:span> <text:line-break/><text:span text:style-name="HTML_20_タイプライタ"><text:span text:style-name="T4">if (plight != null)</text:span></text:span><text:line-break/><text:span text:style-name="HTML_20_タイプライタ"><text:span text:style-name="T4">    plight.remove();</text:span></text:span></text:p>
      <text:p text:style-name="Standard"/>
      <text:h text:style-name="P15" text:outline-level="2"><text:bookmark text:name="__RefHeading__352_833189253"/>Instance Node<text:bookmark-end text:name="__RefHeading__352_833189253"/></text:h>
      <text:p text:style-name="Standard">You can create an instance of a node like USE keyword of VRML97. Use Node::createInstanceNode() to create the instance node.</text:p>
      <text:p text:style-name="Standard"/>
      <text:p text:style-name="プログラム">SceneGraph sg;</text:p>
      <text:p text:style-name="プログラム">ShapeNode shape = new ShapeNode();</text:p>
      <text:p text:style-name="プログラム">shape.setName("BOX");</text:p>
      <text:p text:style-name="プログラム">BoxNode box = new BoxNode();</text:p>
      <text:p text:style-name="プログラム">box.setSize(10.0, 20.0, 30.0);</text:p>
      <text:p text:style-name="プログラム">sg.addNode(shape);</text:p>
      <text:p text:style-name="プログラム">shape.addChildNode(box);</text:p>
      <text:p text:style-name="プログラム">Node shapeInstance = shape.createInstanceNode();</text:p>
      <text:p text:style-name="プログラム">sg.addNode(shapeInstance);</text:p>
      <text:p text:style-name="Standard"/>
      <text:p text:style-name="Standard">The scene graph is output as the following when you save the scene graph.</text:p>
      <text:p text:style-name="Standard"/>
      <text:p text:style-name="プログラム">DEF BOX Shape {</text:p>
      <text:p text:style-name="プログラム"><text:s text:c="4"/>geometry Box {</text:p>
      <text:p text:style-name="プログラム"><text:s text:c="8"/>size 10 20 30</text:p>
      <text:p text:style-name="プログラム"><text:s text:c="4"/>}</text:p>
      <text:p text:style-name="プログラム">}</text:p>
      <text:p text:style-name="プログラム">USE BOX</text:p>
      <text:p text:style-name="Standard"><text:s/></text:p>
      <text:h text:style-name="P4" text:outline-level="1"><text:bookmark text:name="__RefHeading__354_833189253"/>Field<text:bookmark-end text:name="__RefHeading__354_833189253"/></text:h>
      <text:p text:style-name="Standard"/>
      <text:p text:style-name="Standard">The node has several fields and the field is a<text:span text:style-name="T6"> property or attribute of a node. The field </text:span>is identical to the VRML field name. For example, you would use the SFBool class if you want to use the SFBool field.</text:p>
      <text:p text:style-name="Standard"/>
      <text:p text:style-name="Standard">Use get&lt;fieldname&gt;Field() to get the field. The following example gets a color field of a Color Node in an IndexedFaceSet node, and changes all the colors to red.</text:p>
      <text:p text:style-name="Standard"/>
      <text:p text:style-name="プログラム">IndexedFaceSetNode idxNode = ……</text:p>
      <text:p text:style-name="プログラム">ColorNode colNode = idxNode.getColorNodes();</text:p>
      <text:p text:style-name="プログラム">MFColor colField = colNode.getColorField();</text:p>
      <text:p text:style-name="プログラム">int colCnt = colField.size();</text:p>
      <text:p text:style-name="プログラム">for (int n=0; n&lt;colCnt; n++)</text:p>
      <text:p text:style-name="プログラム"><text:s text:c="4"/>colField.set1Value(n, 0xff, 0x00, 0x00) // Red</text:p>
      <text:p text:style-name="Standard"/>
      <text:h text:style-name="P4" text:outline-level="1"><text:bookmark text:name="__RefHeading__356_833189253"/>File Formats<text:bookmark-end text:name="__RefHeading__356_833189253"/></text:h>
      <text:p text:style-name="Standard"/>
      <text:p text:style-name="Standard">The CyberVRML97 can import the following geometry file formats. Use SceneGraph::load() to import the geometry files. The CyberVRML97 converts from the imported information into VRML97 nodes add the nodes into the scene graph when the file format is not VRML2.0/97. </text:p>
      <text:p text:style-name="Standard"/>
      <text:h text:style-name="Heading_20_2" text:outline-level="2"><text:bookmark text:name="__RefHeading__358_833189253"/>VRML2.0/97 (*.wrl)<text:bookmark-end text:name="__RefHeading__358_833189253"/></text:h>
      <text:p text:style-name="Standard">The CyberVRML97 can import all information in a VRML2.0/97 file.  </text:p>
      <text:p text:style-name="Standard"/>
      <text:h text:style-name="Heading_20_2" text:outline-level="2"><text:bookmark text:name="__RefHeading__360_833189253"/>Autodesk 3DS (*.3ds)<text:bookmark-end text:name="__RefHeading__360_833189253"/></text:h>
      <text:p text:style-name="Standard">The CyberVRML97 imports only the following information from a 3DS file, and ignore the other information.</text:p>
      <text:p text:style-name="Standard">  </text:p>
      <table:table table:name="Table2" table:style-name="Table2">
        <table:table-column table:style-name="Table2.A"/>
        <table:table-column table:style-name="Table2.B"/>
        <table:table-row table:style-name="Table2.1">
          <table:table-cell table:style-name="Table2.A1" office:value-type="string">
            <text:p text:style-name="P7">Chunk ID</text:p>
          </table:table-cell>
          <table:table-cell table:style-name="Table2.B1" office:value-type="string">
            <text:p text:style-name="P7">Description</text:p>
          </table:table-cell>
        </table:table-row>
        <table:table-row table:style-name="Table2.1">
          <table:table-cell table:style-name="Table2.A2" office:value-type="string">
            <text:p text:style-name="P7">0xA010</text:p>
          </table:table-cell>
          <table:table-cell table:style-name="Table2.B2" office:value-type="string">
            <text:p text:style-name="P7">Material Ambient Color</text:p>
          </table:table-cell>
        </table:table-row>
        <table:table-row table:style-name="Table2.1">
          <table:table-cell table:style-name="Table2.A2" office:value-type="string">
            <text:p text:style-name="P7">0xA020</text:p>
          </table:table-cell>
          <table:table-cell table:style-name="Table2.B2" office:value-type="string">
            <text:p text:style-name="P7">Material Diffuse Color</text:p>
          </table:table-cell>
        </table:table-row>
        <table:table-row table:style-name="Table2.1">
          <table:table-cell table:style-name="Table2.A2" office:value-type="string">
            <text:p text:style-name="P7">0xA030</text:p>
          </table:table-cell>
          <table:table-cell table:style-name="Table2.B2" office:value-type="string">
            <text:p text:style-name="P7">Material Specular Color</text:p>
          </table:table-cell>
        </table:table-row>
        <table:table-row table:style-name="Table2.1">
          <table:table-cell table:style-name="Table2.A2" office:value-type="string">
            <text:p text:style-name="P7">0xA040</text:p>
          </table:table-cell>
          <table:table-cell table:style-name="Table2.B2" office:value-type="string">
            <text:p text:style-name="P7">Material Shininess</text:p>
          </table:table-cell>
        </table:table-row>
        <table:table-row table:style-name="Table2.1">
          <table:table-cell table:style-name="Table2.A2" office:value-type="string">
            <text:p text:style-name="P7">0x4100</text:p>
          </table:table-cell>
          <table:table-cell table:style-name="Table2.B2" office:value-type="string">
            <text:p text:style-name="P7">Triangle Set</text:p>
          </table:table-cell>
        </table:table-row>
        <table:table-row table:style-name="Table2.1">
          <table:table-cell table:style-name="Table2.A2" office:value-type="string">
            <text:p text:style-name="P7">0x4110</text:p>
          </table:table-cell>
          <table:table-cell table:style-name="Table2.B2" office:value-type="string">
            <text:p text:style-name="P7">Triangle Point Set</text:p>
          </table:table-cell>
        </table:table-row>
        <table:table-row table:style-name="Table2.1">
          <table:table-cell table:style-name="Table2.A2" office:value-type="string">
            <text:p text:style-name="P7">0x4120</text:p>
          </table:table-cell>
          <table:table-cell table:style-name="Table2.B2" office:value-type="string">
            <text:p text:style-name="P7">Triangle Fase Set</text:p>
          </table:table-cell>
        </table:table-row>
      </table:table>
      <text:p text:style-name="Standard"/>
      <text:h text:style-name="Heading_20_2" text:outline-level="2"><text:bookmark text:name="__RefHeading__362_833189253"/>Autodesk DXF (*dxf)<text:bookmark-end text:name="__RefHeading__362_833189253"/></text:h>
      <text:p text:style-name="Standard">The CyberVRML97 imports only the polylines and face3Ds information from a DXF file. </text:p>
      <text:p text:style-name="Standard"/>
      <text:h text:style-name="Heading_20_2" text:outline-level="2"><text:bookmark text:name="__RefHeading__364_833189253"/>Wavefront OBJ (*.obj)<text:bookmark-end text:name="__RefHeading__364_833189253"/></text:h>
      <text:p text:style-name="Standard">The CyberVRML97 imports only the following information from the specified OBJ file, and ignore the other information. The CyberVRML97 doesn’t read the map files and the material files. </text:p>
      <text:p text:style-name="Standard">  </text:p>
      <table:table table:name="Table3" table:style-name="Table3">
        <table:table-column table:style-name="Table3.A"/>
        <table:table-column table:style-name="Table3.B"/>
        <table:table-row table:style-name="Table3.1">
          <table:table-cell table:style-name="Table3.A1" office:value-type="string">
            <text:p text:style-name="P7">Chunk ID</text:p>
          </table:table-cell>
          <table:table-cell table:style-name="Table3.B1" office:value-type="string">
            <text:p text:style-name="P7">Description</text:p>
          </table:table-cell>
        </table:table-row>
        <table:table-row table:style-name="Table3.1">
          <table:table-cell table:style-name="Table3.A2" office:value-type="string">
            <text:p text:style-name="P7">v</text:p>
          </table:table-cell>
          <table:table-cell table:style-name="Table3.B2" office:value-type="string">
            <text:p text:style-name="P7">Vertex Position</text:p>
          </table:table-cell>
        </table:table-row>
        <table:table-row table:style-name="Table3.1">
          <table:table-cell table:style-name="Table3.A2" office:value-type="string">
            <text:p text:style-name="P7">vn</text:p>
          </table:table-cell>
          <table:table-cell table:style-name="Table3.B2" office:value-type="string">
            <text:p text:style-name="P7">Vertex Normal</text:p>
          </table:table-cell>
        </table:table-row>
        <table:table-row table:style-name="Table3.1">
          <table:table-cell table:style-name="Table3.A2" office:value-type="string">
            <text:p text:style-name="P7">f</text:p>
          </table:table-cell>
          <table:table-cell table:style-name="Table3.B2" office:value-type="string">
            <text:p text:style-name="P7">Face Index</text:p>
          </table:table-cell>
        </table:table-row>
      </table:table>
      <text:p text:style-name="Standard"/>
      <text:h text:style-name="Heading_20_2" text:outline-level="2"><text:bookmark text:name="__RefHeading__366_833189253"/>SENSE8 NFF (*.nff)<text:bookmark-end text:name="__RefHeading__366_833189253"/></text:h>
      <text:p text:style-name="Standard">The CyberVRML97 imports only the vertex positions and the polygon indices with the color from the specified NFF file, and ignore the other information. </text:p>
      <text:p text:style-name="Standard"/>
      <text:h text:style-name="Heading_20_2" text:outline-level="2"><text:bookmark text:name="__RefHeading__368_833189253"/>STL (*stl)<text:bookmark-end text:name="__RefHeading__368_833189253"/></text:h>
      <text:p text:style-name="Standard">The CyberVRML97 supports the ASCII format.</text:p>
      <text:p text:style-name="Standard"/>
      <text:h text:style-name="Heading_20_2" text:outline-level="2"><text:bookmark text:name="__RefHeading__370_833189253"/>X3D (*x3d / *.xml)<text:bookmark-end text:name="__RefHeading__370_833189253"/></text:h>
      <text:p text:style-name="Standard">The CyberVRML97 supports <text:a xlink:type="simple" xlink:href="http://www.web3d.org/TaskGroups/x3d/X3dIndex.html" office:target-frame-name="_blank" xlink:show="new"><text:span text:style-name="Internet_20_link">Don Brutzman's draft XML tagsets</text:span></text:a>. The CyberVRML97 can import all tag information without the EXTERNPROTO and PROTO defines in the specified X3D file. </text:p>
      <text:p text:style-name="Standard"/>
      <text:h text:style-name="P4" text:outline-level="1"><text:bookmark text:name="__RefHeading__372_833189253"/>Java3D<text:bookmark-end text:name="__RefHeading__372_833189253"/></text:h>
      <text:p text:style-name="Standard"/>
      <text:h text:style-name="Heading_20_2" text:outline-level="2"><text:bookmark text:name="__RefHeading__374_833189253"/>Rendering / Behavior<text:bookmark-end text:name="__RefHeading__374_833189253"/></text:h>
      <text:p text:style-name="Standard">The CyberVRML97 can draw shape nodes with the behaviors automatically with Java3D. Using the feature, you can create your original VRML browser with Java3D easily. To use the feature, you have to create an instance of vrml.j3d.SceneGraphJ3dObject class with a target Canvas3D, and set the instance to the scene graph. For example,  </text:p>
      <text:p text:style-name="P17"/>
      <text:p text:style-name="プログラム">public class ViewerJ3D extends Frame implements Constants { </text:p>
      <text:p text:style-name="プログラム"><text:s text:c="3"/>private Scene Graph sg; </text:p>
      <text:p text:style-name="プログラム"><text:s text:c="3"/>private SceneGraphJ3dObject sgObject; </text:p>
      <text:p text:style-name="プログラム"><text:s text:c="3"/>public ViewerJ3D(){</text:p>
      <text:p text:style-name="プログラム"><text:s text:c="6"/>super("VRML Simple Viewer");</text:p>
      <text:p text:style-name="プログラム"><text:s text:c="9"/>....................</text:p>
      <text:p text:style-name="プログラム"><text:s text:c="6"/>sg = new SceneGraph(SceneGraph.NORMAL_GENERATION);</text:p>
      <text:p text:style-name="プログラム"><text:s text:c="6"/>setLayout(new BorderLayout());</text:p>
      <text:p text:style-name="プログラム"><text:s text:c="6"/>Canvas3D c = new Canvas3D(null);</text:p>
      <text:p text:style-name="プログラム"><text:s text:c="6"/>add("Center", c);</text:p>
      <text:p text:style-name="プログラム"><text:s text:c="6"/>sgObject = new SceneGraphJ3dObject(c, sg);</text:p>
      <text:p text:style-name="プログラム"><text:s text:c="6"/>sg.setObject(sgObject);</text:p>
      <text:p text:style-name="プログラム"><text:s text:c="9"/>....................</text:p>
      <text:p text:style-name="プログラム"><text:s text:c="6"/>setSize(400,400); </text:p>
      <text:p text:style-name="プログラム"><text:s text:c="6"/>show(); </text:p>
      <text:p text:style-name="プログラム"><text:s text:c="4"/>} </text:p>
      <text:p text:style-name="プログラム"><text:s text:c="4"/>.................... </text:p>
      <text:p text:style-name="プログラム">}</text:p>
      <text:p text:style-name="Standard"/>
      <text:p text:style-name="Standard">The CyberVRML97 supports the following nodes in the current release.</text:p>
      <text:p text:style-name="Standard">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2">Anchor </text:span><text:span text:style-name="T8">(*1)</text:span></text:p>
          </table:table-cell>
          <table:table-cell table:style-name="Table4.A1" office:value-type="string">
            <text:p text:style-name="P11">Fog</text:p>
          </table:table-cell>
          <table:table-cell table:style-name="Table4.A1" office:value-type="string">
            <text:p text:style-name="P11">PositionInterpolator</text:p>
          </table:table-cell>
        </table:table-row>
        <table:table-row table:style-name="Table4.1">
          <table:table-cell table:style-name="Table4.A1" office:value-type="string">
            <text:p text:style-name="P11">Appearance</text:p>
          </table:table-cell>
          <table:table-cell table:style-name="Table4.A1" office:value-type="string">
            <text:p text:style-name="P11">Group</text:p>
          </table:table-cell>
          <table:table-cell table:style-name="Table4.A1" office:value-type="string">
            <text:p text:style-name="P11">ProximitySensor</text:p>
          </table:table-cell>
        </table:table-row>
        <table:table-row table:style-name="Table4.1">
          <table:table-cell table:style-name="Table4.A1" office:value-type="string">
            <text:p text:style-name="P7"><text:span text:style-name="T2">Background </text:span><text:span text:style-name="T8">(*2)</text:span></text:p>
          </table:table-cell>
          <table:table-cell table:style-name="Table4.A1" office:value-type="string">
            <text:p text:style-name="P11">ImageTexture</text:p>
          </table:table-cell>
          <table:table-cell table:style-name="Table4.A1" office:value-type="string">
            <text:p text:style-name="P11">ScalarInterpolator</text:p>
          </table:table-cell>
        </table:table-row>
        <table:table-row table:style-name="Table4.1">
          <table:table-cell table:style-name="Table4.A1" office:value-type="string">
            <text:p text:style-name="P11">Billboard</text:p>
          </table:table-cell>
          <table:table-cell table:style-name="Table4.A1" office:value-type="string">
            <text:p text:style-name="P11">IndexedFaceSet</text:p>
          </table:table-cell>
          <table:table-cell table:style-name="Table4.A1" office:value-type="string">
            <text:p text:style-name="P11">Script</text:p>
          </table:table-cell>
        </table:table-row>
        <table:table-row table:style-name="Table4.1">
          <table:table-cell table:style-name="Table4.A1" office:value-type="string">
            <text:p text:style-name="P11">Box</text:p>
          </table:table-cell>
          <table:table-cell table:style-name="Table4.A1" office:value-type="string">
            <text:p text:style-name="P11">IndexedLineSet</text:p>
          </table:table-cell>
          <table:table-cell table:style-name="Table4.A1" office:value-type="string">
            <text:p text:style-name="P11">Shape</text:p>
          </table:table-cell>
        </table:table-row>
        <table:table-row table:style-name="Table4.1">
          <table:table-cell table:style-name="Table4.A1" office:value-type="string">
            <text:p text:style-name="P7"><text:span text:style-name="T2">Collision </text:span><text:span text:style-name="T8">(*3)</text:span></text:p>
          </table:table-cell>
          <table:table-cell table:style-name="Table4.A1" office:value-type="string">
            <text:p text:style-name="P11">Inline</text:p>
          </table:table-cell>
          <table:table-cell table:style-name="Table4.A1" office:value-type="string">
            <text:p text:style-name="P11">Sphere</text:p>
          </table:table-cell>
        </table:table-row>
        <table:table-row table:style-name="Table4.1">
          <table:table-cell table:style-name="Table4.A1" office:value-type="string">
            <text:p text:style-name="P11">Color</text:p>
          </table:table-cell>
          <table:table-cell table:style-name="Table4.A1" office:value-type="string">
            <text:p text:style-name="P11">LOD</text:p>
          </table:table-cell>
          <table:table-cell table:style-name="Table4.A1" office:value-type="string">
            <text:p text:style-name="P11">SpotLight</text:p>
          </table:table-cell>
        </table:table-row>
        <table:table-row table:style-name="Table4.1">
          <table:table-cell table:style-name="Table4.A1" office:value-type="string">
            <text:p text:style-name="P11">ColorInterpolator</text:p>
          </table:table-cell>
          <table:table-cell table:style-name="Table4.A1" office:value-type="string">
            <text:p text:style-name="P11">Material</text:p>
          </table:table-cell>
          <table:table-cell table:style-name="Table4.A1" office:value-type="string">
            <text:p text:style-name="P11">Switch</text:p>
          </table:table-cell>
        </table:table-row>
        <table:table-row table:style-name="Table4.1">
          <table:table-cell table:style-name="Table4.A1" office:value-type="string">
            <text:p text:style-name="P11">Cone</text:p>
          </table:table-cell>
          <table:table-cell table:style-name="Table4.A1" office:value-type="string">
            <text:p text:style-name="P11">Normal</text:p>
          </table:table-cell>
          <table:table-cell table:style-name="Table4.A1" office:value-type="string">
            <text:p text:style-name="P11">Text</text:p>
          </table:table-cell>
        </table:table-row>
        <table:table-row table:style-name="Table4.1">
          <table:table-cell table:style-name="Table4.A1" office:value-type="string">
            <text:p text:style-name="P11">Coordinate</text:p>
          </table:table-cell>
          <table:table-cell table:style-name="Table4.A1" office:value-type="string">
            <text:p text:style-name="P11">NormalInterpolator</text:p>
          </table:table-cell>
          <table:table-cell table:style-name="Table4.A1" office:value-type="string">
            <text:p text:style-name="P11">TextureCoordinate</text:p>
          </table:table-cell>
        </table:table-row>
        <table:table-row table:style-name="Table4.1">
          <table:table-cell table:style-name="Table4.A1" office:value-type="string">
            <text:p text:style-name="P11">CoordinateInterpolator</text:p>
          </table:table-cell>
          <table:table-cell table:style-name="Table4.A1" office:value-type="string">
            <text:p text:style-name="P11">OrientationInterpolator</text:p>
          </table:table-cell>
          <table:table-cell table:style-name="Table4.A1" office:value-type="string">
            <text:p text:style-name="P11">TextureTransform</text:p>
          </table:table-cell>
        </table:table-row>
        <table:table-row table:style-name="Table4.1">
          <table:table-cell table:style-name="Table4.A1" office:value-type="string">
            <text:p text:style-name="P11">Cylinder</text:p>
          </table:table-cell>
          <table:table-cell table:style-name="Table4.A1" office:value-type="string">
            <text:p text:style-name="P11">PixelTexture</text:p>
          </table:table-cell>
          <table:table-cell table:style-name="Table4.A1" office:value-type="string">
            <text:p text:style-name="P11">TimeSensor</text:p>
          </table:table-cell>
        </table:table-row>
        <table:table-row table:style-name="Table4.1">
          <table:table-cell table:style-name="Table4.A1" office:value-type="string">
            <text:p text:style-name="P11">DirectionalLight</text:p>
          </table:table-cell>
          <table:table-cell table:style-name="Table4.A1" office:value-type="string">
            <text:p text:style-name="P11">PointLight</text:p>
          </table:table-cell>
          <table:table-cell table:style-name="Table4.A1" office:value-type="string">
            <text:p text:style-name="P11">Transform</text:p>
          </table:table-cell>
        </table:table-row>
        <table:table-row table:style-name="Table4.14">
          <table:table-cell table:style-name="Table4.A1" office:value-type="string">
            <text:p text:style-name="P11">ElevationGrid</text:p>
          </table:table-cell>
          <table:table-cell table:style-name="Table4.A1" office:value-type="string">
            <text:p text:style-name="P11">PointSet</text:p>
          </table:table-cell>
          <table:table-cell table:style-name="Table4.A1" office:value-type="string">
            <text:p text:style-name="P11">Viewpoint</text:p>
          </table:table-cell>
        </table:table-row>
        <table:table-row table:style-name="Table4.1">
          <table:table-cell table:style-name="Table4.A1" office:value-type="string">
            <text:p text:style-name="P11">Extrusion</text:p>
          </table:table-cell>
          <table:table-cell table:style-name="Table4.A1" office:value-type="string">
            <text:p text:style-name="P11"/>
          </table:table-cell>
          <table:table-cell table:style-name="Table4.A1" office:value-type="string">
            <text:p text:style-name="P11"/>
          </table:table-cell>
        </table:table-row>
      </table:table>
      <text:p text:style-name="P20"/>
      <text:p text:style-name="P20">*1) Not support the URL field jump, *2) Support only the first skyColor, *3) Not support the collision detecting.</text:p>
      <text:p text:style-name="Standard"/>
      <text:p text:style-name="Standard">There are two ways to execute the behaviors. If you want to execute the behaviors as background tasks (threads), you should use SceneGraph::startSimulation() and SceneGraph::stopSimulation(). Otherwise, If you want to execute the <text:soft-page-break/>behaviors when you want, you should use SceneGraph::update(). The SceneGraph::update() executes the behaviors at once. The following example executes execute the behavior as the background tasks.</text:p>
      <text:p text:style-name="Standard"/>
      <text:p text:style-name="プログラム">Scene Graph sg = new Scene Graph(); </text:p>
      <text:p text:style-name="プログラム">sg.load("world.wrl"); </text:p>
      <text:p text:style-name="プログラム">sg.startSimulation();</text:p>
      <text:p text:style-name="Standard"/>
      <text:h text:style-name="Heading_20_2" text:outline-level="2"><text:bookmark text:name="__RefHeading__376_833189253"/>File Loader<text:bookmark-end text:name="__RefHeading__376_833189253"/></text:h>
      <text:p text:style-name="Standard">The CyberVRML97 supplies some file loader classes for Java3D to load the following file format. The loader classes implements “com.sun.j3d.loaders”.</text:p>
      <text:p text:style-name="Standard"/>
      <table:table table:name="Table5" table:style-name="Table5">
        <table:table-column table:style-name="Table5.A"/>
        <table:table-column table:style-name="Table5.B"/>
        <table:table-row table:style-name="Table5.1">
          <table:table-cell table:style-name="Table5.A1" office:value-type="string">
            <text:p text:style-name="P7">File Format</text:p>
          </table:table-cell>
          <table:table-cell table:style-name="Table5.B1" office:value-type="string">
            <text:p text:style-name="P7">Loader Class (cv97.j3d.loader)</text:p>
          </table:table-cell>
        </table:table-row>
        <table:table-row table:style-name="Table5.1">
          <table:table-cell table:style-name="Table5.A2" office:value-type="string">
            <text:p text:style-name="P7">VRML2.0/97 (*.wrl)</text:p>
          </table:table-cell>
          <table:table-cell table:style-name="Table5.B2" office:value-type="string">
            <text:p text:style-name="P7">VRML97Loader.</text:p>
          </table:table-cell>
        </table:table-row>
        <table:table-row table:style-name="Table5.1">
          <table:table-cell table:style-name="Table5.A2" office:value-type="string">
            <text:p text:style-name="P7">Autodesk 3DS (*.3ds)</text:p>
          </table:table-cell>
          <table:table-cell table:style-name="Table5.B2" office:value-type="string">
            <text:p text:style-name="P7">A3DSLoader</text:p>
          </table:table-cell>
        </table:table-row>
        <table:table-row table:style-name="Table5.1">
          <table:table-cell table:style-name="Table5.A2" office:value-type="string">
            <text:p text:style-name="P7">Autodesk DXF (*dxf)</text:p>
          </table:table-cell>
          <table:table-cell table:style-name="Table5.B2" office:value-type="string">
            <text:p text:style-name="P7">DXFLoader</text:p>
          </table:table-cell>
        </table:table-row>
        <table:table-row table:style-name="Table5.1">
          <table:table-cell table:style-name="Table5.A2" office:value-type="string">
            <text:p text:style-name="P7">Wavefront OBJ (*.obj)</text:p>
          </table:table-cell>
          <table:table-cell table:style-name="Table5.B2" office:value-type="string">
            <text:p text:style-name="P7">OBJLoader</text:p>
          </table:table-cell>
        </table:table-row>
        <table:table-row table:style-name="Table5.1">
          <table:table-cell table:style-name="Table5.A2" office:value-type="string">
            <text:p text:style-name="P7">SENSE8 NFF (*.nff)</text:p>
          </table:table-cell>
          <table:table-cell table:style-name="Table5.B2" office:value-type="string">
            <text:p text:style-name="P7">NFFLoader</text:p>
          </table:table-cell>
        </table:table-row>
        <table:table-row table:style-name="Table5.1">
          <table:table-cell table:style-name="Table5.A2" office:value-type="string">
            <text:p text:style-name="P7">STL (*.stl)</text:p>
          </table:table-cell>
          <table:table-cell table:style-name="Table5.B2" office:value-type="string">
            <text:p text:style-name="P7">STLLoader</text:p>
          </table:table-cell>
        </table:table-row>
      </table:table>
      <text:p text:style-name="Standard"/>
      <text:p text:style-name="Standard">The following example loads an OBJ file using the OBJLoader class, and gets the scene group.</text:p>
      <text:p text:style-name="Standard"/>
      <text:p text:style-name="プログラム">import cv97.j3d.loader.*;</text:p>
      <text:p text:style-name="プログラム"><text:s text:c="3"/>....................</text:p>
      <text:p text:style-name="プログラム">OBJLoader objLoader = new OBJLoader();</text:p>
      <text:p text:style-name="プログラム">Scene s = objLoader.load(filename);</text:p>
      <text:p text:style-name="プログラム">SceneGroup sgGroup = scene.getSceneGroup();</text:p>
      <text:p text:style-name="Standard"/>
      <text:p text:style-name="Standard">The constructors have no parameter, but you can set a parameter of Canvas3D to the constructor of the VRML97Loader if you want to load images files of ImageTextureNode.</text:p>
      <text:p text:style-name="Standard"/>
      <text:p text:style-name="プログラム">Canvas3D c3d = ……</text:p>
      <text:p text:style-name="プログラム">VRML97Loader wrlLoader = new VRML97Loader(c3d);</text:p>
      <text:p text:style-name="プログラム">Scene s = wrlLoader.load(filename);</text:p>
      <text:p text:style-name="Standard"/>
      <text:p text:style-name="Standard">The VRML97Loader in the current release converts the following VRML97 nodes into Java3D nodes.  </text:p>
      <text:p text:style-name="Standard">  </text:p>
      <table:table table:name="Table6" table:style-name="Table6">
        <table:table-column table:style-name="Table6.A" table:number-columns-repeated="2"/>
        <table:table-row table:style-name="Table6.1">
          <table:table-cell table:style-name="Table6.A1" office:value-type="string">
            <text:p text:style-name="P11">Anchor (Group) </text:p>
          </table:table-cell>
          <table:table-cell table:style-name="Table6.A1" office:value-type="string">
            <text:p text:style-name="P11">IndexedLineSet (IndexedLineArray) </text:p>
          </table:table-cell>
        </table:table-row>
        <table:table-row table:style-name="Table6.1">
          <table:table-cell table:style-name="Table6.A1" office:value-type="string">
            <text:p text:style-name="P11">Appearance (Appearance)</text:p>
          </table:table-cell>
          <table:table-cell table:style-name="Table6.A1" office:value-type="string">
            <text:p text:style-name="P11">Inline</text:p>
          </table:table-cell>
        </table:table-row>
        <table:table-row table:style-name="Table6.1">
          <table:table-cell table:style-name="Table6.A1" office:value-type="string">
            <text:p text:style-name="P11">Billboard (TransformGroup)</text:p>
          </table:table-cell>
          <table:table-cell table:style-name="Table6.A1" office:value-type="string">
            <text:p text:style-name="P11">LOD (Switch)</text:p>
          </table:table-cell>
        </table:table-row>
        <table:table-row table:style-name="Table6.1">
          <table:table-cell table:style-name="Table6.A1" office:value-type="string">
            <text:p text:style-name="P11">Box (QuadArray)</text:p>
          </table:table-cell>
          <table:table-cell table:style-name="Table6.A1" office:value-type="string">
            <text:p text:style-name="P11">Material (Material) </text:p>
          </table:table-cell>
        </table:table-row>
        <table:table-row table:style-name="Table6.1">
          <table:table-cell table:style-name="Table6.A1" office:value-type="string">
            <text:p text:style-name="P11">Collision (Group) </text:p>
          </table:table-cell>
          <table:table-cell table:style-name="Table6.A1" office:value-type="string">
            <text:p text:style-name="P11">Normal</text:p>
          </table:table-cell>
        </table:table-row>
        <table:table-row table:style-name="Table6.1">
          <table:table-cell table:style-name="Table6.A1" office:value-type="string">
            <text:p text:style-name="P11">Color</text:p>
          </table:table-cell>
          <table:table-cell table:style-name="Table6.A1" office:value-type="string">
            <text:p text:style-name="P11">PixelTexture (Texture2D) </text:p>
          </table:table-cell>
        </table:table-row>
        <table:table-row table:style-name="Table6.1">
          <table:table-cell table:style-name="Table6.A1" office:value-type="string">
            <text:p text:style-name="P11">Cone (TriangleArray) </text:p>
          </table:table-cell>
          <table:table-cell table:style-name="Table6.A1" office:value-type="string">
            <text:p text:style-name="P11">PointLight (PointLight) </text:p>
          </table:table-cell>
        </table:table-row>
        <table:table-row table:style-name="Table6.1">
          <table:table-cell table:style-name="Table6.A1" office:value-type="string">
            <text:p text:style-name="P11">Coordinate</text:p>
          </table:table-cell>
          <table:table-cell table:style-name="Table6.A1" office:value-type="string">
            <text:p text:style-name="P11">PointSet (IndexedPointArray) </text:p>
          </table:table-cell>
        </table:table-row>
        <table:table-row table:style-name="Table6.1">
          <table:table-cell table:style-name="Table6.A1" office:value-type="string">
            <text:p text:style-name="P11">Cylinder (TriangleArray) </text:p>
          </table:table-cell>
          <table:table-cell table:style-name="Table6.A1" office:value-type="string">
            <text:p text:style-name="P11">Shape (Shape3D) </text:p>
          </table:table-cell>
        </table:table-row>
        <table:table-row table:style-name="Table6.1">
          <table:table-cell table:style-name="Table6.A1" office:value-type="string">
            <text:p text:style-name="P11">DirectionalLight (DirectionalLight)</text:p>
          </table:table-cell>
          <table:table-cell table:style-name="Table6.A1" office:value-type="string">
            <text:p text:style-name="P11">Sphere (TriangleArray) </text:p>
          </table:table-cell>
        </table:table-row>
        <table:table-row table:style-name="Table6.1">
          <table:table-cell table:style-name="Table6.A1" office:value-type="string">
            <text:p text:style-name="P11">ElevationGrid (IndexedTriangleArray)</text:p>
          </table:table-cell>
          <table:table-cell table:style-name="Table6.A1" office:value-type="string">
            <text:p text:style-name="P11">SpotLight (SpotLight)</text:p>
          </table:table-cell>
        </table:table-row>
        <table:table-row table:style-name="Table6.1">
          <table:table-cell table:style-name="Table6.A1" office:value-type="string">
            <text:p text:style-name="P11">Extrusion (IndexedTriangleArray)</text:p>
          </table:table-cell>
          <table:table-cell table:style-name="Table6.A1" office:value-type="string">
            <text:p text:style-name="P11">Switch (Switch)</text:p>
          </table:table-cell>
        </table:table-row>
        <table:table-row table:style-name="Table6.1">
          <table:table-cell table:style-name="Table6.A1" office:value-type="string">
            <text:p text:style-name="P11">Fog (ExponentialFog or LinerFog)</text:p>
          </table:table-cell>
          <table:table-cell table:style-name="Table6.A1" office:value-type="string">
            <text:p text:style-name="P11">Text (Text3D)</text:p>
          </table:table-cell>
        </table:table-row>
        <table:table-row table:style-name="Table6.1">
          <table:table-cell table:style-name="Table6.A1" office:value-type="string">
            <text:p text:style-name="P11">Group (Group)</text:p>
          </table:table-cell>
          <table:table-cell table:style-name="Table6.A1" office:value-type="string">
            <text:p text:style-name="P11">TextureCoordinate</text:p>
          </table:table-cell>
        </table:table-row>
        <table:table-row table:style-name="Table6.1">
          <table:table-cell table:style-name="Table6.A1" office:value-type="string">
            <text:p text:style-name="P11">ImageTexture (Texture2D) </text:p>
          </table:table-cell>
          <table:table-cell table:style-name="Table6.A1" office:value-type="string">
            <text:p text:style-name="P11">TextureTransform (TextureAttributes) </text:p>
          </table:table-cell>
        </table:table-row>
        <text:soft-page-break/>
        <table:table-row table:style-name="Table6.1">
          <table:table-cell table:style-name="Table6.A1" office:value-type="string">
            <text:p text:style-name="P11">IndexedFaceSet (IndexedTriangleArray) </text:p>
          </table:table-cell>
          <table:table-cell table:style-name="Table6.A1" office:value-type="string">
            <text:p text:style-name="P11">Transform (Transform)</text:p>
          </table:table-cell>
        </table:table-row>
      </table:table>
      <text:p text:style-name="Standard"/>
      <text:h text:style-name="P15" text:outline-level="2"><text:bookmark text:name="__RefHeading__378_833189253"/>File Saver<text:bookmark-end text:name="__RefHeading__378_833189253"/></text:h>
      <text:p text:style-name="Standard">The CyberVRML97 can export a scene graph of Java3D to a VRML97 file using the VRMLSaver class. The following example exports a BranchGroup of Java3D into a VRML97 file.</text:p>
      <text:p text:style-name="P10"/>
      <text:p text:style-name="プログラム">import cv97.j3d.*;</text:p>
      <text:p text:style-name="プログラム"><text:s text:c="3"/>....................</text:p>
      <text:p text:style-name="プログラム">BranchGroup j3dBranchGroup = .......</text:p>
      <text:p text:style-name="プログラム">VRML97Saver saver = new VRML97Saver();</text:p>
      <text:p text:style-name="プログラム">saver.setBranchGroup(j3dBranchGroup);</text:p>
      <text:p text:style-name="プログラム">saver.save(“j3dworld.wrl”);</text:p>
      <text:p text:style-name="Standard"/>
      <text:p text:style-name="Standard">The VRML97Saver in the current release exports the following Java3D nodes into the VRML97 nodes.  </text:p>
      <text:p text:style-name="Standard"/>
      <table:table table:name="Table7" table:style-name="Table7">
        <table:table-column table:style-name="Table7.A"/>
        <table:table-column table:style-name="Table7.B"/>
        <table:table-row table:style-name="Table7.1">
          <table:table-cell table:style-name="Table7.A1" office:value-type="string">
            <text:p text:style-name="P11">AmbientLight (PointLight)</text:p>
          </table:table-cell>
          <table:table-cell table:style-name="Table7.A1" office:value-type="string">
            <text:p text:style-name="P11">PointLight (PointLight)</text:p>
          </table:table-cell>
        </table:table-row>
        <table:table-row table:style-name="Table7.1">
          <table:table-cell table:style-name="Table7.A1" office:value-type="string">
            <text:p text:style-name="P11">Appearance (Appearance)</text:p>
          </table:table-cell>
          <table:table-cell table:style-name="Table7.A1" office:value-type="string">
            <text:p text:style-name="P11">PointArray (PointSet)</text:p>
          </table:table-cell>
        </table:table-row>
        <table:table-row table:style-name="Table7.1">
          <table:table-cell table:style-name="Table7.A1" office:value-type="string">
            <text:p text:style-name="P11">Background (Background)</text:p>
          </table:table-cell>
          <table:table-cell table:style-name="Table7.A1" office:value-type="string">
            <text:p text:style-name="P11">Shape3D (Shape)</text:p>
          </table:table-cell>
        </table:table-row>
        <table:table-row table:style-name="Table7.1">
          <table:table-cell table:style-name="Table7.A1" office:value-type="string">
            <text:p text:style-name="P11">Billboard (Billboard)</text:p>
          </table:table-cell>
          <table:table-cell table:style-name="Table7.A1" office:value-type="string">
            <text:p text:style-name="P11">SpotLight (SpotLight)</text:p>
          </table:table-cell>
        </table:table-row>
        <table:table-row table:style-name="Table7.1">
          <table:table-cell table:style-name="Table7.A1" office:value-type="string">
            <text:p text:style-name="P11">BranchGroup (Group)</text:p>
          </table:table-cell>
          <table:table-cell table:style-name="Table7.A1" office:value-type="string">
            <text:p text:style-name="P11">Switch (Switch)</text:p>
          </table:table-cell>
        </table:table-row>
        <table:table-row table:style-name="Table7.1">
          <table:table-cell table:style-name="Table7.A1" office:value-type="string">
            <text:p text:style-name="P11">DirectionalLight (DirectionalLight)</text:p>
          </table:table-cell>
          <table:table-cell table:style-name="Table7.A1" office:value-type="string">
            <text:p text:style-name="P11">Text3D (Text)</text:p>
          </table:table-cell>
        </table:table-row>
        <table:table-row table:style-name="Table7.1">
          <table:table-cell table:style-name="Table7.A1" office:value-type="string">
            <text:p text:style-name="P11">ExponentialFog (Fog)</text:p>
          </table:table-cell>
          <table:table-cell table:style-name="Table7.A1" office:value-type="string">
            <text:p text:style-name="P11">Texture2D (PixelTexture)</text:p>
          </table:table-cell>
        </table:table-row>
        <table:table-row table:style-name="Table7.1">
          <table:table-cell table:style-name="Table7.A1" office:value-type="string">
            <text:p text:style-name="P11">Group (Group)</text:p>
          </table:table-cell>
          <table:table-cell table:style-name="Table7.A1" office:value-type="string">
            <text:p text:style-name="P7"><text:span text:style-name="T2">TransformGroup (Transform) </text:span><text:span text:style-name="T8">(*1)</text:span></text:p>
          </table:table-cell>
        </table:table-row>
        <table:table-row table:style-name="Table7.1">
          <table:table-cell table:style-name="Table7.A1" office:value-type="string">
            <text:p text:style-name="P11">IndexedTriangleArray (IndexedFaceSet)</text:p>
          </table:table-cell>
          <table:table-cell table:style-name="Table7.A1" office:value-type="string">
            <text:p text:style-name="P11">TriangleArray (IndexedFaceSet)</text:p>
          </table:table-cell>
        </table:table-row>
        <table:table-row table:style-name="Table7.1">
          <table:table-cell table:style-name="Table7.A1" office:value-type="string">
            <text:p text:style-name="P11">IndexedQuadArray (IndexedFaceSet)</text:p>
          </table:table-cell>
          <table:table-cell table:style-name="Table7.A1" office:value-type="string">
            <text:p text:style-name="P11">TriangleFanArray (IndexedFaceSet) </text:p>
          </table:table-cell>
        </table:table-row>
        <table:table-row table:style-name="Table7.1">
          <table:table-cell table:style-name="Table7.A1" office:value-type="string">
            <text:p text:style-name="P11">LineArray (IndexedLiseSet)</text:p>
          </table:table-cell>
          <table:table-cell table:style-name="Table7.A1" office:value-type="string">
            <text:p text:style-name="P11">TriangleStripArray (IndexedFaceSet) </text:p>
          </table:table-cell>
        </table:table-row>
        <table:table-row table:style-name="Table7.1">
          <table:table-cell table:style-name="Table7.A1" office:value-type="string">
            <text:p text:style-name="P11">LineStripArray (IndexedLiseSet)</text:p>
          </table:table-cell>
          <table:table-cell table:style-name="Table7.A1" office:value-type="string">
            <text:p text:style-name="P11">QuadArray (IndexedFaceSet) </text:p>
          </table:table-cell>
        </table:table-row>
        <table:table-row table:style-name="Table7.1">
          <table:table-cell table:style-name="Table7.A1" office:value-type="string">
            <text:p text:style-name="P11">LinearFog (Fog)</text:p>
          </table:table-cell>
          <table:table-cell table:style-name="Table7.A1" office:value-type="string">
            <text:p text:style-name="P11">View (Viewpoint) </text:p>
          </table:table-cell>
        </table:table-row>
        <table:table-row table:style-name="Table7.1">
          <table:table-cell table:style-name="Table7.A1" office:value-type="string">
            <text:p text:style-name="P11">Material (Material)</text:p>
          </table:table-cell>
          <table:table-cell table:style-name="Table7.A1" office:value-type="string">
            <text:p text:style-name="P11"/>
          </table:table-cell>
        </table:table-row>
      </table:table>
      <text:p text:style-name="P21"/>
      <text:p text:style-name="P21">*1) Not support all matrix information</text:p>
      <text:p text:style-name="Standard"/>
      <text:p text:style-name="Standard"/>
      <text:h text:style-name="P4" text:outline-level="1"><text:bookmark text:name="__RefHeading__380_833189253"/>License<text:bookmark-end text:name="__RefHeading__380_833189253"/></text:h>
      <text:p text:style-name="Standard"/>
      <text:p text:style-name="Standard">CyberVRML97 for Java is provided "AS IS". Licenser disclaims all warranties, including but not limited to, all express or implied warranties of merchant ability and fitness for a particular purpose. <text:s/></text:p>
      <text:p text:style-name="Standard"/>
      <text:p text:style-name="Standard">Everyone can use the CyberVRML97 for commerce or personal purposes free. However, If you want to distribute your software using the CyberVRML97, you have to add state that "Portions of this software is based in part on the CyberVRML97 package written by Satoshi Konno" into the program or docum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pt" fo:language="en" fo:country="US" style:letter-kerning="true" style:font-name-asian="ＭＳ 明朝" style:font-size-asian="10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00%" fo:padding-left="0in" fo:padding-right="0in" fo:padding-top="0in" fo:padding-bottom="0.0138in" fo:border-left="none" fo:border-right="none" fo:border-top="none" fo:border-bottom="0.0071in solid #000000" fo:keep-with-next="always"/>
      <style:text-properties style:font-name="Lucida Sans Unicode" fo:font-size="14pt" fo:font-weight="bold" style:font-name-asian="ＭＳ ゴシック" style:font-size-asian="14pt" style:font-weight-asian="bold"/>
    </style:style>
    <style:style style:name="Heading_20_2" style:display-name="Heading 2" style:family="paragraph" style:parent-style-name="Standard" style:next-style-name="標準インデント" style:default-outline-level="2" style:class="text">
      <style:paragraph-properties fo:keep-with-next="always"/>
      <style:text-properties style:font-name="Lucida Sans Unicode" fo:font-size="12pt" fo:font-weight="bold" style:font-name-asian="ＭＳ ゴシック" style:font-size-asian="12pt"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fo:text-align="start" style:justify-single-word="false" fo:orphans="2" fo:widows="2"/>
      <style:text-properties fo:color="#ffffff" style:font-name="ＭＳ 明朝" fo:font-size="13.5pt" fo:font-weight="bold" style:letter-kerning="true" style:font-size-asian="13.5pt" style:font-weight-asian="bold" style:font-size-complex="13.5pt" style:font-weight-complex="bold"/>
    </style:style>
    <style:style style:name="標準インデント" style:family="paragraph" style:parent-style-name="Standard">
      <style:paragraph-properties fo:margin-left="0.5909in" fo:margin-right="0in" fo:text-indent="0in" style:auto-text-indent="false"/>
    </style:style>
    <style:style style:name="標準_20__28_Web_29_" style:display-name="標準 (Web)" style:family="paragraph" style:parent-style-name="Standard">
      <style:paragraph-properties fo:margin-top="0.0693in" fo:margin-bottom="0.0693in" fo:text-align="start" style:justify-single-word="false" fo:orphans="2" fo:widows="2"/>
      <style:text-properties fo:color="#ffffff" style:font-name="ＭＳ 明朝" fo:font-size="12pt" style:letter-kerning="true" style:font-size-asian="12pt" style:font-size-complex="12pt"/>
    </style:style>
    <style:style style:name="HTML_20_書式付き" style:display-name="HTML 書式付き"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ffff" style:font-name="ＭＳ ゴシック" fo:font-size="10pt" style:letter-kerning="true" style:font-name-asian="ＭＳ ゴシック" style:font-size-asian="10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Contents_20_4" style:display-name="Contents 4" style:family="paragraph" style:parent-style-name="Standard" style:next-style-name="Standard" style:class="index">
      <style:paragraph-properties fo:margin-left="0.4374in" fo:margin-right="0in" fo:text-indent="0in" style:auto-text-indent="false"/>
    </style:style>
    <style:style style:name="Contents_20_5" style:display-name="Contents 5" style:family="paragraph" style:parent-style-name="Standard" style:next-style-name="Standard" style:class="index">
      <style:paragraph-properties fo:margin-left="0.5835in" fo:margin-right="0in" fo:text-indent="0in" style:auto-text-indent="false"/>
    </style:style>
    <style:style style:name="Contents_20_6" style:display-name="Contents 6" style:family="paragraph" style:parent-style-name="Standard" style:next-style-name="Standard" style:class="index">
      <style:paragraph-properties fo:margin-left="0.7291in" fo:margin-right="0in" fo:text-indent="0in" style:auto-text-indent="false"/>
    </style:style>
    <style:style style:name="Contents_20_7" style:display-name="Contents 7" style:family="paragraph" style:parent-style-name="Standard" style:next-style-name="Standard" style:class="index">
      <style:paragraph-properties fo:margin-left="0.8752in" fo:margin-right="0in" fo:text-indent="0in" style:auto-text-indent="false"/>
    </style:style>
    <style:style style:name="Contents_20_8" style:display-name="Contents 8" style:family="paragraph" style:parent-style-name="Standard" style:next-style-name="Standard" style:class="index">
      <style:paragraph-properties fo:margin-left="1.0209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プログラム" style:family="paragraph" style:parent-style-name="Standard">
      <style:paragraph-properties fo:margin-left="0.1256in" fo:margin-right="0in" fo:line-height="0.1528in" fo:text-indent="0in" style:auto-text-indent="false"/>
      <style:text-properties style:font-name="Lucida Console" fo:font-size="8pt" style:font-size-asian="8pt"/>
    </style:style>
    <style:style style:name="Footnote" style:family="paragraph" style:parent-style-name="Standard" style:class="extra">
      <style:paragraph-properties fo:text-align="start" style:justify-single-word="false" style:snap-to-layout-gri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段落フォント" style:family="text"/>
    <style:style style:name="Internet_20_link" style:display-name="Internet link" style:family="text" style:parent-style-name="段落フォント">
      <style:text-properties fo:color="#ffffff" style:text-underline-style="solid" style:text-underline-width="auto" style:text-underline-color="font-color"/>
    </style:style>
    <style:style style:name="HTML_20_タイプライタ" style:display-name="HTML タイプライタ" style:family="text" style:parent-style-name="段落フォント">
      <style:text-properties style:font-name="ＭＳ ゴシック" fo:font-size="10pt" style:font-name-asian="ＭＳ ゴシック" style:font-size-asian="10pt" style:font-name-complex="Courier New" style:font-size-complex="10pt"/>
    </style:style>
    <style:style style:name="Page_20_Number" style:display-name="Page Number" style:family="text" style:parent-style-name="段落フォント"/>
    <style:style style:name="gothicb" style:family="text" style:parent-style-name="段落フォント">
      <style:text-properties fo:color="#666666" style:font-name="Arial" fo:font-size="11pt" fo:font-weight="bold" style:font-size-asian="11pt" style:font-weight-asian="bold" style:font-size-complex="11pt" style:font-weight-complex="bold"/>
    </style:style>
    <style:style style:name="gothic" style:family="text" style:parent-style-name="段落フォント">
      <style:text-properties fo:color="#333333" style:font-name="Arial" fo:font-size="11pt" style:font-size-asian="11pt" style:font-size-complex="11pt"/>
    </style:style>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ootnote_20_Symbol" style:display-name="Footnote Symbol" style:family="text" style:parent-style-name="段落フォント">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7874in" style:writing-mode="lr-tb" style:layout-grid-color="#c0c0c0" style:layout-grid-lines="54" style:layout-grid-base-height="0.189in" style:layout-grid-ruby-height="0in" style:layout-grid-mode="both" style:layout-grid-ruby-below="false" style:layout-grid-print="false" style:layout-grid-display="false" style:layout-grid-base-width="0.1256in" style:layout-grid-snap-to-characters="fals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yberVRML</dc:title>
    <meta:initial-creator>Satoshi Konno</meta:initial-creator>
    <meta:creation-date>2002-03-26T23:36:00</meta:creation-date>
    <dc:creator>Satoshi Konno</dc:creator>
    <dc:date>2011-04-10T22:56:13</dc:date>
    <meta:print-date>2002-06-19T11:23:00</meta:print-date>
    <meta:editing-cycles>101</meta:editing-cycles>
    <meta:editing-duration>PT5H7M</meta:editing-duration>
    <meta:generator>OpenOffice.org/3.3$Unix OpenOffice.org_project/330m20$Build-9567</meta:generator>
    <meta:document-statistic meta:table-count="7" meta:image-count="0" meta:object-count="4" meta:page-count="21" meta:paragraph-count="492" meta:word-count="2825" meta:character-count="20205"/>
  </office:meta>
</office:document-meta>
</file>